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6" style:family="table-cell" style:parent-style-name="Default" style:data-style-name="N43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88433333333333cm" style:use-optimal-column-width="true"/>
    </style:style>
    <style:style style:name="co2" style:family="table-column">
      <style:table-column-properties fo:break-before="auto" style:column-width="2.37066666666667cm" style:use-optimal-column-width="true"/>
    </style:style>
    <style:style style:name="co3" style:family="table-column">
      <style:table-column-properties fo:break-before="auto" style:column-width="4.04283333333333cm" style:use-optimal-column-width="true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5.7785cm"/>
    </style:style>
    <style:style style:name="co6" style:family="table-column">
      <style:table-column-properties fo:break-before="auto" style:column-width="3.72533333333333cm" style:use-optimal-column-width="true"/>
    </style:style>
    <style:style style:name="co7" style:family="table-column">
      <style:table-column-properties fo:break-before="auto" style:column-width="4.318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at14400RM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ck_fill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16523524141829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ck_fill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15606815724376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ck_fill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541012987862709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ck_fill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5511737291784716</text:p>
          </table:table-cell>
          <table:table-cell table:number-columns-repeated="3" table:style-name="ce1"/>
          <table:table-cell office:value-type="string" table:style-name="ce3">
            <text:p>Mean</text:p>
          </table:table-cell>
          <table:table-cell office:value-type="string" table:style-name="ce3">
            <text:p>LOCF</text:p>
          </table:table-cell>
          <table:table-cell office:value-type="string" table:style-name="ce4">
            <text:p>NOCB</text:p>
          </table:table-cell>
          <table:table-cell office:value-type="string" table:style-name="ce4">
            <text:p>Nearest</text:p>
          </table:table-cell>
          <table:table-cell office:value-type="string" table:style-name="ce3">
            <text:p>LI</text:p>
          </table:table-cell>
          <table:table-cell office:value-type="string" table:style-name="ce4">
            <text:p>LQ</text:p>
          </table:table-cell>
          <table:table-cell office:value-type="string" table:style-name="ce5">
            <text:p>LP(PI)</text:p>
          </table:table-cell>
          <table:table-cell office:value-type="string" table:style-name="ce4">
            <text:p>Kalman Arima<text:s/></text:p>
          </table:table-cell>
          <table:table-cell office:value-type="string" table:style-name="ce4">
            <text:p>KNN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Back_fill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1472772637617493</text:p>
          </table:table-cell>
          <table:table-cell table:number-columns-repeated="2" table:style-name="ce1"/>
          <table:table-cell office:value-type="string" table:style-name="ce1">
            <text:p><text:s/>Temperature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Back_fill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5583204815627236</text:p>
          </table:table-cell>
          <table:table-cell table:number-columns-repeated="2" table:style-name="ce1"/>
          <table:table-cell office:value-type="string" table:style-name="ce1">
            <text:p><text:s/>Humidity<text:s/>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2">
            <text:p>Back_fill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021531346248246</text:p>
          </table:table-cell>
          <table:table-cell table:number-columns-repeated="2" table:style-name="ce1"/>
          <table:table-cell office:value-type="string" table:style-name="ce1">
            <text:p><text:s/>CO2<text:s/>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2">
            <text:p>Back_fill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2835275621816075</text:p>
          </table:table-cell>
          <table:table-cell table:number-columns-repeated="2" table:style-name="ce1"/>
          <table:table-cell office:value-type="string" table:style-name="ce1">
            <text:p><text:s/>Noise<text:s/>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2">
            <text:p>Back_fill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3158457040553467</text:p>
          </table:table-cell>
          <table:table-cell table:number-columns-repeated="2" table:style-name="ce1"/>
          <table:table-cell office:value-type="string" table:style-name="ce1">
            <text:p><text:s/>Pressure<text:s/>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2">
            <text:p>Back_fill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5588539440686066</text:p>
          </table:table-cell>
          <table:table-cell table:number-columns-repeated="2" table:style-name="ce1"/>
          <table:table-cell office:value-type="string" table:style-name="ce1">
            <text:p><text:s/>all<text:s/>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2">
            <text:p>Back_fill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1883539860338643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2">
            <text:p>Back_fill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564100886947451</text:p>
          </table:table-cell>
          <table:table-cell table:number-columns-repeated="3" table:style-name="ce1"/>
          <table:table-cell office:value-type="string" table:style-name="ce3">
            <text:p>Mean</text:p>
          </table:table-cell>
          <table:table-cell office:value-type="string" table:style-name="ce3">
            <text:p>LOCF</text:p>
          </table:table-cell>
          <table:table-cell office:value-type="string" table:style-name="ce3">
            <text:p>NOCB</text:p>
          </table:table-cell>
          <table:table-cell office:value-type="string" table:style-name="ce3">
            <text:p>Nearest</text:p>
          </table:table-cell>
          <table:table-cell office:value-type="string" table:style-name="ce3">
            <text:p>LI</text:p>
          </table:table-cell>
          <table:table-cell office:value-type="string" table:style-name="ce3">
            <text:p>LQ</text:p>
          </table:table-cell>
          <table:table-cell office:value-type="string" table:style-name="ce3">
            <text:p>LP(PI)</text:p>
          </table:table-cell>
          <table:table-cell office:value-type="string" table:style-name="ce3">
            <text:p>Kalman Arima<text:s/></text:p>
          </table:table-cell>
          <table:table-cell office:value-type="string" table:style-name="ce3">
            <text:p>KNN</text:p>
          </table:table-cell>
          <table:table-cell table:number-columns-repeated="16369"/>
        </table:table-row>
        <table:table-row table:style-name="ro1" table:visibility="filter">
          <table:table-cell office:value-type="string" table:style-name="ce2">
            <text:p>Back_fill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690414622690415</text:p>
          </table:table-cell>
          <table:table-cell table:number-columns-repeated="2" table:style-name="ce1"/>
          <table:table-cell office:value-type="string" table:style-name="ce1">
            <text:p><text:s/>Temperature<text:s/>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2">
            <text:p>Back_fill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852285284089353</text:p>
          </table:table-cell>
          <table:table-cell table:number-columns-repeated="2" table:style-name="ce1"/>
          <table:table-cell office:value-type="string" table:style-name="ce1">
            <text:p><text:s/>Humidity<text:s/>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2">
            <text:p>Back_fill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6332071145065605</text:p>
          </table:table-cell>
          <table:table-cell table:number-columns-repeated="2" table:style-name="ce1"/>
          <table:table-cell office:value-type="string" table:style-name="ce1">
            <text:p><text:s/>CO2<text:s/>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2">
            <text:p>Back_fill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5597197057623113</text:p>
          </table:table-cell>
          <table:table-cell table:number-columns-repeated="2" table:style-name="ce1"/>
          <table:table-cell office:value-type="string" table:style-name="ce1">
            <text:p><text:s/>Noise<text:s/>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2">
            <text:p>Back_fill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2953172318560855</text:p>
          </table:table-cell>
          <table:table-cell table:number-columns-repeated="2" table:style-name="ce1"/>
          <table:table-cell office:value-type="string" table:style-name="ce1">
            <text:p><text:s/>Pressure<text:s/>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2">
            <text:p>Back_fill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6177051813776725</text:p>
          </table:table-cell>
          <table:table-cell table:number-columns-repeated="2" table:style-name="ce1"/>
          <table:table-cell office:value-type="string" table:style-name="ce1">
            <text:p><text:s/>All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ck_fill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5779440502430699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ck_fill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45173570341026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ck_fill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65307674052891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ck_fill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65033879959868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ck_fill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440792993721837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ck_fill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303149739745933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orward_fill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403851822450626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orward_fill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7170616357329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orward_fill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2928086122767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orward_fill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58987288650735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orward_fill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16603522298402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orward_fill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1384851908611074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2">
            <text:p>Forward_fill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179448930542166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2">
            <text:p>Forward_fill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283527497553881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299868845339366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586010394327043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219539015399214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68018587029712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730416002014775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94901037211221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623123121216241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641044681760528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31739762625811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Forward_fill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965607130188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rward_fill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56794463789307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rward_fill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46145156856687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rward_fill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6566224255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rward_fill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64300734033707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rward_fill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43782757968379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rward_fill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30000940274939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63410815582325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3705707556503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93967346190706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364944618943426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83642533986803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1684965006748565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700829425395952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37555311467922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878291010635123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014162690752129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9644429208387479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1834693850254983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990119587203677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662614094586012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003034628543521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390534748636523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847948126944474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Arima_TRUE_MCAR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01894358981271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10596954797263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88741612945699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0276781307047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94534652734582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90364382285667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lmanArima_TRUE_MCAR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276461402562401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677639822352805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36752238791197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9453139758676829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368242998257315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84560945863214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1699877837959412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620162533947424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28040191340700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868821434162997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013619069471909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846927281041325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1832963202730238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891268457344679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66261409458601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91872241729339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447446447181226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853146986138270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035443703027111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08438057057342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868877832548870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02767813070475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501099134388891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900773379260144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almanStructTS_TRUE_MCAR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3051303484311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0077169392079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5821090141396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9694391707945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397102604073310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9003329997804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182815977581255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814342354065271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346905896091336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9697506132803319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187249914209884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893555713704301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1918631480318276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447735729648261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937775527697165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131753464066060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91888790451784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950409772387637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KNN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2628745850322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07683627434235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2108161479117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25352550061906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56168177319759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0498182088182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N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5950767921286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7786824369062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36752238791197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97871119871874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36775360341241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8765148569382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1701917138549070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699367101245772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28040191340700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902193355098108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083057034772069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86841492713520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1866440379084291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2948595973393211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662614094586012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0932101584725374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49005022142628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853163313842358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Linear_Interpolation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0553664046391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1059695479667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8688778325488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02767813070475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94173550922005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090077337926014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ear_Interpolation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2748299105764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1.01031011615488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1.0172231791324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99434614503905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93522498420543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1.0020445769456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99234109620368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983638551064421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9930697664406369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975787263608008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920822650063847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992118585890257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973585524844509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1.020717421772519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9960904852476481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1.012277531807033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994239219667779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1.00105936708119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meanImputation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1.00495091583610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99946444115639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99269216476735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9991611493308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1.01511728449412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1.0002722245709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Imputation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1.0013970608537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112840299889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6295891104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22016096046873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9954658620253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09348526398635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30208339409463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93016605515711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01044088813192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261625102807053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582274747957308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187844271144962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65892964589895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11485907105699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607842803793013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3710877869282811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540274571439674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160281275564168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Nearest_imput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50099130473962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587504333722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66392188320236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3912083570179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58161935580747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20680627325634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est_imput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6986832971400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6588156455007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7185722548873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17177138570388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4587412439375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07633756261303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062409020096617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17539331057719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615153280812108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2405651989755667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886814194427958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118172607221853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4092500057388381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755230574431832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06715674571201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186020604057705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3.370725964743615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091583877023322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polynomial_interpolation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1.50632923959651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40607222164873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5051661198446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50071782528454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1.51798360937274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16602517343629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ynomial_interpolation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6855046506060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0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5309641305114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0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6456946209299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0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12542877964014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0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43805960745442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0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04111170272245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0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0230558598328463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1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951502119320248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1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2549304832831396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1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698510465127491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1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0.6413615806468537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1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0837543937437582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1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2958370803502931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25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674856520336658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25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008940125891569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25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1501887966096724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25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3.336070522123905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25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0582551646648456</text:p>
          </table:table-cell>
          <table:table-cell table:number-columns-repeated="16381"/>
        </table:table-row>
        <table:table-row table:style-name="ro1" table:visibility="filter">
          <table:table-cell office:value-type="string" table:style-name="ce2">
            <text:p>Quadratic_Interpolation25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1.4907345845102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40.csv<text:s/></text:p>
          </table:table-cell>
          <table:table-cell office:value-type="string" table:style-name="ce2">
            <text:p><text:s/>Temperature<text:s/></text:p>
          </table:table-cell>
          <table:table-cell office:value-type="string" table:style-name="ce2">
            <text:p><text:s/>0.03843520494285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40.csv<text:s/></text:p>
          </table:table-cell>
          <table:table-cell office:value-type="string" table:style-name="ce2">
            <text:p><text:s/>Humidity<text:s/></text:p>
          </table:table-cell>
          <table:table-cell office:value-type="string" table:style-name="ce2">
            <text:p><text:s/>0.034236251801670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40.csv<text:s/></text:p>
          </table:table-cell>
          <table:table-cell office:value-type="string" table:style-name="ce2">
            <text:p><text:s/>CO2<text:s/></text:p>
          </table:table-cell>
          <table:table-cell office:value-type="string" table:style-name="ce2">
            <text:p><text:s/>0.14591111442064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40.csv<text:s/></text:p>
          </table:table-cell>
          <table:table-cell office:value-type="string" table:style-name="ce2">
            <text:p><text:s/>Noise<text:s/></text:p>
          </table:table-cell>
          <table:table-cell office:value-type="string" table:style-name="ce2">
            <text:p><text:s/>1.48136331687189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40.csv<text:s/></text:p>
          </table:table-cell>
          <table:table-cell office:value-type="string" table:style-name="ce2">
            <text:p><text:s/>Pressure<text:s/></text:p>
          </table:table-cell>
          <table:table-cell office:value-type="string" table:style-name="ce2">
            <text:p><text:s/>0.0113195559318368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dratic_Interpolation40.csv<text:s/></text:p>
          </table:table-cell>
          <table:table-cell office:value-type="string" table:style-name="ce2">
            <text:p><text:s/>all<text:s/></text:p>
          </table:table-cell>
          <table:table-cell office:value-type="string" table:style-name="ce2">
            <text:p><text:s/>0.6689300666817708</text:p>
          </table:table-cell>
          <table:table-cell table:number-columns-repeated="16381"/>
        </table:table-row>
        <table:table-row table:number-rows-repeated="1048335" table:style-name="ro1">
          <table:table-cell table:number-columns-repeated="16384"/>
        </table:table-row>
      </table:table>
      <table:table table:name="RMSE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ck_fill05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4.16523524141829E-2" table:style-name="ce1">
            <text:p>0,0416523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_fill05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3.1560681572437597E-2" table:style-name="ce1">
            <text:p>0,031560682</text:p>
          </table:table-cell>
          <table:table-cell table:number-columns-repeated="4" table:style-name="ce1"/>
          <table:table-cell office:value-type="string" table:style-name="ce3">
            <text:p>Mean</text:p>
          </table:table-cell>
          <table:table-cell office:value-type="string" table:style-name="ce3">
            <text:p>LOCF</text:p>
          </table:table-cell>
          <table:table-cell office:value-type="string" table:style-name="ce4">
            <text:p>NOCB</text:p>
          </table:table-cell>
          <table:table-cell office:value-type="string" table:style-name="ce4">
            <text:p>Nearest</text:p>
          </table:table-cell>
          <table:table-cell office:value-type="string" table:style-name="ce3">
            <text:p>LI</text:p>
          </table:table-cell>
          <table:table-cell office:value-type="string" table:style-name="ce4">
            <text:p>LQ</text:p>
          </table:table-cell>
          <table:table-cell office:value-type="string" table:style-name="ce5">
            <text:p>LP(PI)</text:p>
          </table:table-cell>
          <table:table-cell office:value-type="string" table:style-name="ce4">
            <text:p>Kalman Arima<text:s/></text:p>
          </table:table-cell>
          <table:table-cell office:value-type="string" table:style-name="ce4">
            <text:p>KNN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ck_fill05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5410129878626999" table:style-name="ce1">
            <text:p>0,154101299</text:p>
          </table:table-cell>
          <table:table-cell table:number-columns-repeated="3" table:style-name="ce1"/>
          <table:table-cell office:value-type="string" table:style-name="ce1">
            <text:p><text:s/>Temperature<text:s/></text:p>
          </table:table-cell>
          <table:table-cell office:value-type="float" office:value="1.01031011615488" table:style-name="ce1">
            <text:p>1,010310116</text:p>
          </table:table-cell>
          <table:table-cell office:value-type="float" office:value="4.16523524141829E-2" table:style-name="ce1">
            <text:p>0,041652352</text:p>
          </table:table-cell>
          <table:table-cell office:value-type="float" office:value="4.4038518224506197E-2" table:style-name="ce1">
            <text:p>0,044038518</text:p>
          </table:table-cell>
          <table:table-cell office:value-type="float" office:value="4.1128402998894802E-2" table:style-name="ce1">
            <text:p>0,041128403</text:p>
          </table:table-cell>
          <table:table-cell office:value-type="float" office:value="2.7786824369062501E-2" table:style-name="ce1">
            <text:p>0,027786824</text:p>
          </table:table-cell>
          <table:table-cell office:value-type="float" office:value="3.5309641305114901E-2" table:style-name="ce1">
            <text:p>0,035309641</text:p>
          </table:table-cell>
          <table:table-cell office:value-type="float" office:value="3.6588156455007403E-2" table:style-name="ce1">
            <text:p>0,036588156</text:p>
          </table:table-cell>
          <table:table-cell office:value-type="float" office:value="2.6341081558232501E-2" table:style-name="ce1">
            <text:p>0,026341082</text:p>
          </table:table-cell>
          <table:table-cell office:value-type="float" office:value="3.00771693920792E-2" table:style-name="ce1">
            <text:p>0,03007716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ck_fill05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55117372917847096" table:style-name="ce1">
            <text:p>0,551173729</text:p>
          </table:table-cell>
          <table:table-cell table:number-columns-repeated="3" table:style-name="ce1"/>
          <table:table-cell office:value-type="string" table:style-name="ce1">
            <text:p><text:s/>Humidity<text:s/></text:p>
          </table:table-cell>
          <table:table-cell office:value-type="float" office:value="1.01722317913243" table:style-name="ce1">
            <text:p>1,017223179</text:p>
          </table:table-cell>
          <table:table-cell office:value-type="float" office:value="3.1560681572437597E-2" table:style-name="ce1">
            <text:p>0,031560682</text:p>
          </table:table-cell>
          <table:table-cell office:value-type="float" office:value="3.7170616357329302E-2" table:style-name="ce1">
            <text:p>0,037170616</text:p>
          </table:table-cell>
          <table:table-cell office:value-type="float" office:value="3.6295891104275002E-2" table:style-name="ce1">
            <text:p>0,036295891</text:p>
          </table:table-cell>
          <table:table-cell office:value-type="float" office:value="2.3675223879119699E-2" table:style-name="ce1">
            <text:p>0,023675224</text:p>
          </table:table-cell>
          <table:table-cell office:value-type="float" office:value="2.64569462092995E-2" table:style-name="ce1">
            <text:p>0,026456946</text:p>
          </table:table-cell>
          <table:table-cell office:value-type="float" office:value="2.7185722548873699E-2" table:style-name="ce1">
            <text:p>0,027185723</text:p>
          </table:table-cell>
          <table:table-cell office:value-type="float" office:value="2.3705707556503301E-2" table:style-name="ce1">
            <text:p>0,023705708</text:p>
          </table:table-cell>
          <table:table-cell office:value-type="float" office:value="2.5821090141396101E-2" table:style-name="ce1">
            <text:p>0,025821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ck_fill05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1472772637617401E-2" table:style-name="ce1">
            <text:p>0,011472773</text:p>
          </table:table-cell>
          <table:table-cell table:number-columns-repeated="3" table:style-name="ce1"/>
          <table:table-cell office:value-type="string" table:style-name="ce1">
            <text:p><text:s/>CO2<text:s/></text:p>
          </table:table-cell>
          <table:table-cell office:value-type="float" office:value="0.99434614503905205" table:style-name="ce1">
            <text:p>0,994346145</text:p>
          </table:table-cell>
          <table:table-cell office:value-type="float" office:value="0.15410129878626999" table:style-name="ce1">
            <text:p>0,154101299</text:p>
          </table:table-cell>
          <table:table-cell office:value-type="float" office:value="0.12928086122767901" table:style-name="ce1">
            <text:p>0,129280861</text:p>
          </table:table-cell>
          <table:table-cell office:value-type="float" office:value="0.122016096046873" table:style-name="ce1">
            <text:p>0,122016096</text:p>
          </table:table-cell>
          <table:table-cell office:value-type="float" office:value="9.7871119871873996E-2" table:style-name="ce1">
            <text:p>0,09787112</text:p>
          </table:table-cell>
          <table:table-cell office:value-type="float" office:value="0.11254287796401399" table:style-name="ce1">
            <text:p>0,112542878</text:p>
          </table:table-cell>
          <table:table-cell office:value-type="float" office:value="0.117177138570388" table:style-name="ce1">
            <text:p>0,117177139</text:p>
          </table:table-cell>
          <table:table-cell office:value-type="float" office:value="9.3967346190706097E-2" table:style-name="ce1">
            <text:p>0,093967346</text:p>
          </table:table-cell>
          <table:table-cell office:value-type="float" office:value="9.6943917079453296E-2" table:style-name="ce1">
            <text:p>0,0969439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ck_fill05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25583204815627197" table:style-name="ce1">
            <text:p>0,255832048</text:p>
          </table:table-cell>
          <table:table-cell table:number-columns-repeated="3" table:style-name="ce1"/>
          <table:table-cell office:value-type="string" table:style-name="ce1">
            <text:p><text:s/>Noise<text:s/></text:p>
          </table:table-cell>
          <table:table-cell office:value-type="float" office:value="0.93522498420543698" table:style-name="ce1">
            <text:p>0,935224984</text:p>
          </table:table-cell>
          <table:table-cell office:value-type="float" office:value="0.55117372917847096" table:style-name="ce1">
            <text:p>0,551173729</text:p>
          </table:table-cell>
          <table:table-cell office:value-type="float" office:value="0.45898728865073501" table:style-name="ce1">
            <text:p>0,458987289</text:p>
          </table:table-cell>
          <table:table-cell office:value-type="float" office:value="0.499546586202536" table:style-name="ce1">
            <text:p>0,499546586</text:p>
          </table:table-cell>
          <table:table-cell office:value-type="float" office:value="0.36775360341241198" table:style-name="ce1">
            <text:p>0,367753603</text:p>
          </table:table-cell>
          <table:table-cell office:value-type="float" office:value="0.43805960745442102" table:style-name="ce1">
            <text:p>0,438059607</text:p>
          </table:table-cell>
          <table:table-cell office:value-type="float" office:value="0.44587412439375701" table:style-name="ce1">
            <text:p>0,445874124</text:p>
          </table:table-cell>
          <table:table-cell office:value-type="float" office:value="0.364944618943426" table:style-name="ce1">
            <text:p>0,364944619</text:p>
          </table:table-cell>
          <table:table-cell office:value-type="float" office:value="0.39710260407330999" table:style-name="ce1">
            <text:p>0,3971026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ck_fill40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5.7794405024306897E-2" table:style-name="ce1">
            <text:p>0,057794405</text:p>
          </table:table-cell>
          <table:table-cell table:number-columns-repeated="3" table:style-name="ce1"/>
          <table:table-cell office:value-type="string" table:style-name="ce1">
            <text:p><text:s/>Pressure<text:s/></text:p>
          </table:table-cell>
          <table:table-cell office:value-type="float" office:value="1.0020445769456301" table:style-name="ce1">
            <text:p>1,002044577</text:p>
          </table:table-cell>
          <table:table-cell office:value-type="float" office:value="1.1472772637617401E-2" table:style-name="ce1">
            <text:p>0,011472773</text:p>
          </table:table-cell>
          <table:table-cell office:value-type="float" office:value="1.16603522298402E-2" table:style-name="ce1">
            <text:p>0,011660352</text:p>
          </table:table-cell>
          <table:table-cell office:value-type="float" office:value="1.0934852639863501E-2" table:style-name="ce1">
            <text:p>0,010934853</text:p>
          </table:table-cell>
          <table:table-cell office:value-type="float" office:value="8.7651485693822691E-3" table:style-name="ce1">
            <text:p>0,008765149</text:p>
          </table:table-cell>
          <table:table-cell office:value-type="float" office:value="1.04111170272245E-2" table:style-name="ce1">
            <text:p>0,010411117</text:p>
          </table:table-cell>
          <table:table-cell office:value-type="float" office:value="1.0763375626130301E-2" table:style-name="ce1">
            <text:p>0,010763376</text:p>
          </table:table-cell>
          <table:table-cell office:value-type="float" office:value="8.36425339868032E-3" table:style-name="ce1">
            <text:p>0,008364253</text:p>
          </table:table-cell>
          <table:table-cell office:value-type="float" office:value="9.0033299978040399E-3" table:style-name="ce1">
            <text:p>0,009003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ck_fill40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4.51735703410268E-2" table:style-name="ce1">
            <text:p>0,04517357</text:p>
          </table:table-cell>
          <table:table-cell table:number-columns-repeated="3" table:style-name="ce1"/>
          <table:table-cell office:value-type="string" table:style-name="ce1">
            <text:p><text:s/>all<text:s/></text:p>
          </table:table-cell>
          <table:table-cell office:value-type="float" office:value="0.99234109620368205" table:style-name="ce1">
            <text:p>0,992341096</text:p>
          </table:table-cell>
          <table:table-cell office:value-type="float" office:value="0.25583204815627197" table:style-name="ce1">
            <text:p>0,255832048</text:p>
          </table:table-cell>
          <table:table-cell office:value-type="float" office:value="0.21384851908610999" table:style-name="ce1">
            <text:p>0,213848519</text:p>
          </table:table-cell>
          <table:table-cell office:value-type="float" office:value="0.230208339409463" table:style-name="ce1">
            <text:p>0,230208339</text:p>
          </table:table-cell>
          <table:table-cell office:value-type="float" office:value="0.170191713854907" table:style-name="ce1">
            <text:p>0,170191714</text:p>
          </table:table-cell>
          <table:table-cell office:value-type="float" office:value="0.20230558598328399" table:style-name="ce1">
            <text:p>0,202305586</text:p>
          </table:table-cell>
          <table:table-cell office:value-type="float" office:value="0.206240902009661" table:style-name="ce1">
            <text:p>0,206240902</text:p>
          </table:table-cell>
          <table:table-cell office:value-type="float" office:value="0.168496500674856" table:style-name="ce1">
            <text:p>0,168496501</text:p>
          </table:table-cell>
          <table:table-cell office:value-type="float" office:value="0.18281597758125501" table:style-name="ce1">
            <text:p>0,18281597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ck_fill40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6530767405289101" table:style-name="ce1">
            <text:p>0,16530767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_fill40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65033879959868202" table:style-name="ce1">
            <text:p>0,6503388</text:p>
          </table:table-cell>
          <table:table-cell table:number-columns-repeated="4" table:style-name="ce1"/>
          <table:table-cell office:value-type="string" table:style-name="ce3">
            <text:p>Mean</text:p>
          </table:table-cell>
          <table:table-cell office:value-type="string" table:style-name="ce3">
            <text:p>LOCF</text:p>
          </table:table-cell>
          <table:table-cell office:value-type="string" table:style-name="ce3">
            <text:p>NOCB</text:p>
          </table:table-cell>
          <table:table-cell office:value-type="string" table:style-name="ce3">
            <text:p>Nearest</text:p>
          </table:table-cell>
          <table:table-cell office:value-type="string" table:style-name="ce3">
            <text:p>LI</text:p>
          </table:table-cell>
          <table:table-cell office:value-type="string" table:style-name="ce3">
            <text:p>LQ</text:p>
          </table:table-cell>
          <table:table-cell office:value-type="string" table:style-name="ce3">
            <text:p>LP(PI)</text:p>
          </table:table-cell>
          <table:table-cell office:value-type="string" table:style-name="ce3">
            <text:p>Kalman Arima<text:s/></text:p>
          </table:table-cell>
          <table:table-cell office:value-type="string" table:style-name="ce3">
            <text:p>KNN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ck_fill40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4407929937218299E-2" table:style-name="ce1">
            <text:p>0,01440793</text:p>
          </table:table-cell>
          <table:table-cell table:number-columns-repeated="3" table:style-name="ce1"/>
          <table:table-cell office:value-type="string" table:style-name="ce1">
            <text:p><text:s/>Temperature<text:s/></text:p>
          </table:table-cell>
          <table:table-cell office:value-type="float" office:value="0.99946444115639299" table:style-name="ce1">
            <text:p>0,999464441</text:p>
          </table:table-cell>
          <table:table-cell office:value-type="float" office:value="5.7794405024306897E-2" table:style-name="ce1">
            <text:p>0,057794405</text:p>
          </table:table-cell>
          <table:table-cell office:value-type="float" office:value="5.6794463789307303E-2" table:style-name="ce1">
            <text:p>0,056794464</text:p>
          </table:table-cell>
          <table:table-cell office:value-type="float" office:value="4.5875043337222303E-2" table:style-name="ce1">
            <text:p>0,045875043</text:p>
          </table:table-cell>
          <table:table-cell office:value-type="float" office:value="3.10596954796672E-2" table:style-name="ce1">
            <text:p>0,031059695</text:p>
          </table:table-cell>
          <table:table-cell office:value-type="float" office:value="3.8435204942854302E-2" table:style-name="ce1">
            <text:p>0,038435205</text:p>
          </table:table-cell>
          <table:table-cell office:value-type="float" office:value="4.0607222164873599E-2" table:style-name="ce1">
            <text:p>0,040607222</text:p>
          </table:table-cell>
          <table:table-cell office:value-type="float" office:value="3.1059695479726299E-2" table:style-name="ce1">
            <text:p>0,031059695</text:p>
          </table:table-cell>
          <table:table-cell office:value-type="float" office:value="4.0768362743423499E-2" table:style-name="ce1">
            <text:p>0,04076836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ck_fill40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30314973974593301" table:style-name="ce1">
            <text:p>0,30314974</text:p>
          </table:table-cell>
          <table:table-cell table:number-columns-repeated="3" table:style-name="ce1"/>
          <table:table-cell office:value-type="string" table:style-name="ce1">
            <text:p><text:s/>Humidity<text:s/></text:p>
          </table:table-cell>
          <table:table-cell office:value-type="float" office:value="0.992692164767359" table:style-name="ce1">
            <text:p>0,992692165</text:p>
          </table:table-cell>
          <table:table-cell office:value-type="float" office:value="4.51735703410268E-2" table:style-name="ce1">
            <text:p>0,04517357</text:p>
          </table:table-cell>
          <table:table-cell office:value-type="float" office:value="4.6145156856687901E-2" table:style-name="ce1">
            <text:p>0,046145157</text:p>
          </table:table-cell>
          <table:table-cell office:value-type="float" office:value="3.6639218832023597E-2" table:style-name="ce1">
            <text:p>0,036639219</text:p>
          </table:table-cell>
          <table:table-cell office:value-type="float" office:value="2.86887783254887E-2" table:style-name="ce1">
            <text:p>0,028688778</text:p>
          </table:table-cell>
          <table:table-cell office:value-type="float" office:value="3.4236251801669997E-2" table:style-name="ce1">
            <text:p>0,034236252</text:p>
          </table:table-cell>
          <table:table-cell office:value-type="float" office:value="3.5051661198446299E-2" table:style-name="ce1">
            <text:p>0,035051661</text:p>
          </table:table-cell>
          <table:table-cell office:value-type="float" office:value="2.8874161294569899E-2" table:style-name="ce1">
            <text:p>0,028874161</text:p>
          </table:table-cell>
          <table:table-cell office:value-type="float" office:value="3.2108161479117402E-2" table:style-name="ce1">
            <text:p>0,03210816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orward_fill05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4.4038518224506197E-2" table:style-name="ce1">
            <text:p>0,044038518</text:p>
          </table:table-cell>
          <table:table-cell table:number-columns-repeated="3" table:style-name="ce1"/>
          <table:table-cell office:value-type="string" table:style-name="ce1">
            <text:p><text:s/>CO2<text:s/></text:p>
          </table:table-cell>
          <table:table-cell office:value-type="float" office:value="0.99916114933081901" table:style-name="ce1">
            <text:p>0,999161149</text:p>
          </table:table-cell>
          <table:table-cell office:value-type="float" office:value="0.16530767405289101" table:style-name="ce1">
            <text:p>0,165307674</text:p>
          </table:table-cell>
          <table:table-cell office:value-type="float" office:value="0.16566224255445999" table:style-name="ce1">
            <text:p>0,165662243</text:p>
          </table:table-cell>
          <table:table-cell office:value-type="float" office:value="0.13912083570179101" table:style-name="ce1">
            <text:p>0,139120836</text:p>
          </table:table-cell>
          <table:table-cell office:value-type="float" office:value="0.102767813070475" table:style-name="ce1">
            <text:p>0,102767813</text:p>
          </table:table-cell>
          <table:table-cell office:value-type="float" office:value="0.145911114420646" table:style-name="ce1">
            <text:p>0,145911114</text:p>
          </table:table-cell>
          <table:table-cell office:value-type="float" office:value="0.15007178252845399" table:style-name="ce1">
            <text:p>0,150071783</text:p>
          </table:table-cell>
          <table:table-cell office:value-type="float" office:value="0.102767813070475" table:style-name="ce1">
            <text:p>0,102767813</text:p>
          </table:table-cell>
          <table:table-cell office:value-type="float" office:value="0.12535255006190599" table:style-name="ce1">
            <text:p>0,1253525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orward_fill05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3.7170616357329302E-2" table:style-name="ce1">
            <text:p>0,037170616</text:p>
          </table:table-cell>
          <table:table-cell table:number-columns-repeated="3" table:style-name="ce1"/>
          <table:table-cell office:value-type="string" table:style-name="ce1">
            <text:p><text:s/>Noise<text:s/></text:p>
          </table:table-cell>
          <table:table-cell office:value-type="float" office:value="1.0151172844941201" table:style-name="ce1">
            <text:p>1,015117284</text:p>
          </table:table-cell>
          <table:table-cell office:value-type="float" office:value="0.65033879959868202" table:style-name="ce1">
            <text:p>0,6503388</text:p>
          </table:table-cell>
          <table:table-cell office:value-type="float" office:value="0.64300734033706997" table:style-name="ce1">
            <text:p>0,64300734</text:p>
          </table:table-cell>
          <table:table-cell office:value-type="float" office:value="0.58161935580747604" table:style-name="ce1">
            <text:p>0,581619356</text:p>
          </table:table-cell>
          <table:table-cell office:value-type="float" office:value="0.49417355092200499" table:style-name="ce1">
            <text:p>0,494173551</text:p>
          </table:table-cell>
          <table:table-cell office:value-type="float" office:value="1.48136331687189" table:style-name="ce1">
            <text:p>1,481363317</text:p>
          </table:table-cell>
          <table:table-cell office:value-type="float" office:value="1.5179836093727399" table:style-name="ce1">
            <text:p>1,517983609</text:p>
          </table:table-cell>
          <table:table-cell office:value-type="float" office:value="0.49453465273458203" table:style-name="ce1">
            <text:p>0,494534653</text:p>
          </table:table-cell>
          <table:table-cell office:value-type="float" office:value="0.56168177319759705" table:style-name="ce1">
            <text:p>0,5616817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orward_fill05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2928086122767901" table:style-name="ce1">
            <text:p>0,129280861</text:p>
          </table:table-cell>
          <table:table-cell table:number-columns-repeated="3" table:style-name="ce1"/>
          <table:table-cell office:value-type="string" table:style-name="ce1">
            <text:p><text:s/>Pressure<text:s/></text:p>
          </table:table-cell>
          <table:table-cell office:value-type="float" office:value="1.0002722245709701" table:style-name="ce1">
            <text:p>1,000272225</text:p>
          </table:table-cell>
          <table:table-cell office:value-type="float" office:value="1.4407929937218299E-2" table:style-name="ce1">
            <text:p>0,01440793</text:p>
          </table:table-cell>
          <table:table-cell office:value-type="float" office:value="1.4378275796837901E-2" table:style-name="ce1">
            <text:p>0,014378276</text:p>
          </table:table-cell>
          <table:table-cell office:value-type="float" office:value="1.20680627325634E-2" table:style-name="ce1">
            <text:p>0,012068063</text:p>
          </table:table-cell>
          <table:table-cell office:value-type="float" office:value="9.0077337926014606E-3" table:style-name="ce1">
            <text:p>0,009007734</text:p>
          </table:table-cell>
          <table:table-cell office:value-type="float" office:value="1.1319555931836801E-2" table:style-name="ce1">
            <text:p>0,011319556</text:p>
          </table:table-cell>
          <table:table-cell office:value-type="float" office:value="1.16602517343629E-2" table:style-name="ce1">
            <text:p>0,011660252</text:p>
          </table:table-cell>
          <table:table-cell office:value-type="float" office:value="9.0364382285667098E-3" table:style-name="ce1">
            <text:p>0,009036438</text:p>
          </table:table-cell>
          <table:table-cell office:value-type="float" office:value="1.04981820881823E-2" table:style-name="ce1">
            <text:p>0,01049818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orward_fill05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45898728865073501" table:style-name="ce1">
            <text:p>0,458987289</text:p>
          </table:table-cell>
          <table:table-cell table:number-columns-repeated="3" table:style-name="ce1"/>
          <table:table-cell office:value-type="string" table:style-name="ce1">
            <text:p><text:s/>all<text:s/></text:p>
          </table:table-cell>
          <table:table-cell office:value-type="float" office:value="1.0013970608537299" table:style-name="ce1">
            <text:p>1,001397061</text:p>
          </table:table-cell>
          <table:table-cell office:value-type="float" office:value="0.30314973974593301" table:style-name="ce1">
            <text:p>0,30314974</text:p>
          </table:table-cell>
          <table:table-cell office:value-type="float" office:value="0.30000940274939297" table:style-name="ce1">
            <text:p>0,300009403</text:p>
          </table:table-cell>
          <table:table-cell office:value-type="float" office:value="0.26986832971400798" table:style-name="ce1">
            <text:p>0,26986833</text:p>
          </table:table-cell>
          <table:table-cell office:value-type="float" office:value="0.227482991057643" table:style-name="ce1">
            <text:p>0,227482991</text:p>
          </table:table-cell>
          <table:table-cell office:value-type="float" office:value="0.66893006668177002" table:style-name="ce1">
            <text:p>0,668930067</text:p>
          </table:table-cell>
          <table:table-cell office:value-type="float" office:value="0.68550465060602495" table:style-name="ce1">
            <text:p>0,685504651</text:p>
          </table:table-cell>
          <table:table-cell office:value-type="float" office:value="0.22764614025624" table:style-name="ce1">
            <text:p>0,22764614</text:p>
          </table:table-cell>
          <table:table-cell office:value-type="float" office:value="0.259507679212864" table:style-name="ce1">
            <text:p>0,25950767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orward_fill05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16603522298402E-2" table:style-name="ce1">
            <text:p>0,0116603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rward_fill05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21384851908610999" table:style-name="ce1">
            <text:p>0,21384851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rward_fill40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5.6794463789307303E-2" table:style-name="ce1">
            <text:p>0,05679446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rward_fill40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4.6145156856687901E-2" table:style-name="ce1">
            <text:p>0,0461451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rward_fill40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6566224255445999" table:style-name="ce1">
            <text:p>0,1656622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rward_fill40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64300734033706997" table:style-name="ce1">
            <text:p>0,643007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rward_fill40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4378275796837901E-2" table:style-name="ce1">
            <text:p>0,01437827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rward_fill40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30000940274939297" table:style-name="ce1">
            <text:p>0,3000094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lmanArima_TRUE_MCAR05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2.6341081558232501E-2" table:style-name="ce1">
            <text:p>0,02634108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lmanArima_TRUE_MCAR05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2.3705707556503301E-2" table:style-name="ce1">
            <text:p>0,0237057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lmanArima_TRUE_MCAR05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9.3967346190706097E-2" table:style-name="ce1">
            <text:p>0,0939673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lmanArima_TRUE_MCAR05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364944618943426" table:style-name="ce1">
            <text:p>0,36494461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lmanArima_TRUE_MCAR05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8.36425339868032E-3" table:style-name="ce1">
            <text:p>0,0083642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lmanArima_TRUE_MCAR05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168496500674856" table:style-name="ce1">
            <text:p>0,1684965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lmanArima_TRUE_MCAR40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3.1059695479726299E-2" table:style-name="ce1">
            <text:p>0,03105969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lmanArima_TRUE_MCAR40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2.8874161294569899E-2" table:style-name="ce1">
            <text:p>0,0288741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manArima_TRUE_MCAR40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02767813070475" table:style-name="ce1">
            <text:p>0,1027678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manArima_TRUE_MCAR40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49453465273458203" table:style-name="ce1">
            <text:p>0,4945346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manArima_TRUE_MCAR40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9.0364382285667098E-3" table:style-name="ce1">
            <text:p>0,0090364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manArima_TRUE_MCAR40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22764614025624" table:style-name="ce1">
            <text:p>0,227646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05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3.00771693920792E-2" table:style-name="ce1">
            <text:p>0,030077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05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2.5821090141396101E-2" table:style-name="ce1">
            <text:p>0,025821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05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9.6943917079453296E-2" table:style-name="ce1">
            <text:p>0,096943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05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39710260407330999" table:style-name="ce1">
            <text:p>0,3971026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05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9.0033299978040399E-3" table:style-name="ce1">
            <text:p>0,009003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05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18281597758125501" table:style-name="ce1">
            <text:p>0,1828159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40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4.0768362743423499E-2" table:style-name="ce1">
            <text:p>0,0407683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40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3.2108161479117402E-2" table:style-name="ce1">
            <text:p>0,0321081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40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2535255006190599" table:style-name="ce1">
            <text:p>0,125352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40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56168177319759705" table:style-name="ce1">
            <text:p>0,5616817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40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04981820881823E-2" table:style-name="ce1">
            <text:p>0,010498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N40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259507679212864" table:style-name="ce1">
            <text:p>0,2595076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05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2.7786824369062501E-2" table:style-name="ce1">
            <text:p>0,0277868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05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2.3675223879119699E-2" table:style-name="ce1">
            <text:p>0,0236752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05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9.7871119871873996E-2" table:style-name="ce1">
            <text:p>0,097871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05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36775360341241198" table:style-name="ce1">
            <text:p>0,3677536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05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8.7651485693822691E-3" table:style-name="ce1">
            <text:p>0,008765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05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170191713854907" table:style-name="ce1">
            <text:p>0,1701917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40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3.10596954796672E-2" table:style-name="ce1">
            <text:p>0,0310596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40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2.86887783254887E-2" table:style-name="ce1">
            <text:p>0,0286887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40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02767813070475" table:style-name="ce1">
            <text:p>0,1027678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40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49417355092200499" table:style-name="ce1">
            <text:p>0,4941735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40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9.0077337926014606E-3" table:style-name="ce1">
            <text:p>0,0090077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ear_Interpolation40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227482991057643" table:style-name="ce1">
            <text:p>0,2274829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05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1.01031011615488" table:style-name="ce1">
            <text:p>1,0103101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05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1.01722317913243" table:style-name="ce1">
            <text:p>1,017223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05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99434614503905205" table:style-name="ce1">
            <text:p>0,994346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05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93522498420543698" table:style-name="ce1">
            <text:p>0,9352249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05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0020445769456301" table:style-name="ce1">
            <text:p>1,0020445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05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99234109620368205" table:style-name="ce1">
            <text:p>0,992341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40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0.99946444115639299" table:style-name="ce1">
            <text:p>0,9994644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40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0.992692164767359" table:style-name="ce1">
            <text:p>0,992692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40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99916114933081901" table:style-name="ce1">
            <text:p>0,999161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40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1.0151172844941201" table:style-name="ce1">
            <text:p>1,0151172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40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0002722245709701" table:style-name="ce1">
            <text:p>1,0002722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Imputation40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1.0013970608537299" table:style-name="ce1">
            <text:p>1,0013970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05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4.1128402998894802E-2" table:style-name="ce1">
            <text:p>0,0411284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05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3.6295891104275002E-2" table:style-name="ce1">
            <text:p>0,0362958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05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22016096046873" table:style-name="ce1">
            <text:p>0,122016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05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499546586202536" table:style-name="ce1">
            <text:p>0,4995465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05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0934852639863501E-2" table:style-name="ce1">
            <text:p>0,0109348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05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230208339409463" table:style-name="ce1">
            <text:p>0,2302083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40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4.5875043337222303E-2" table:style-name="ce1">
            <text:p>0,0458750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40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3.6639218832023597E-2" table:style-name="ce1">
            <text:p>0,0366392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40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3912083570179101" table:style-name="ce1">
            <text:p>0,1391208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40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58161935580747604" table:style-name="ce1">
            <text:p>0,5816193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40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20680627325634E-2" table:style-name="ce1">
            <text:p>0,0120680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est_imput40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26986832971400798" table:style-name="ce1">
            <text:p>0,269868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05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3.6588156455007403E-2" table:style-name="ce1">
            <text:p>0,036588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05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2.7185722548873699E-2" table:style-name="ce1">
            <text:p>0,0271857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05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17177138570388" table:style-name="ce1">
            <text:p>0,117177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05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44587412439375701" table:style-name="ce1">
            <text:p>0,445874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05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0763375626130301E-2" table:style-name="ce1">
            <text:p>0,0107633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05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206240902009661" table:style-name="ce1">
            <text:p>0,206240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40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4.0607222164873599E-2" table:style-name="ce1">
            <text:p>0,0406072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40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3.5051661198446299E-2" table:style-name="ce1">
            <text:p>0,0350516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40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5007178252845399" table:style-name="ce1">
            <text:p>0,1500717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40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1.5179836093727399" table:style-name="ce1">
            <text:p>1,5179836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40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16602517343629E-2" table:style-name="ce1">
            <text:p>0,0116602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nomial_interpolation40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68550465060602495" table:style-name="ce1">
            <text:p>0,6855046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05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3.5309641305114901E-2" table:style-name="ce1">
            <text:p>0,0353096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05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2.64569462092995E-2" table:style-name="ce1">
            <text:p>0,0264569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05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1254287796401399" table:style-name="ce1">
            <text:p>0,1125428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05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0.43805960745442102" table:style-name="ce1">
            <text:p>0,4380596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05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04111170272245E-2" table:style-name="ce1">
            <text:p>0,0104111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05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20230558598328399" table:style-name="ce1">
            <text:p>0,2023055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40,csv<text:s/></text:p>
          </table:table-cell>
          <table:table-cell office:value-type="string" table:style-name="ce1">
            <text:p><text:s/>Temperature<text:s/></text:p>
          </table:table-cell>
          <table:table-cell office:value-type="float" office:value="3.8435204942854302E-2" table:style-name="ce1">
            <text:p>0,0384352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40,csv<text:s/></text:p>
          </table:table-cell>
          <table:table-cell office:value-type="string" table:style-name="ce1">
            <text:p><text:s/>Humidity<text:s/></text:p>
          </table:table-cell>
          <table:table-cell office:value-type="float" office:value="3.4236251801669997E-2" table:style-name="ce1">
            <text:p>0,0342362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40,csv<text:s/></text:p>
          </table:table-cell>
          <table:table-cell office:value-type="string" table:style-name="ce1">
            <text:p><text:s/>CO2<text:s/></text:p>
          </table:table-cell>
          <table:table-cell office:value-type="float" office:value="0.145911114420646" table:style-name="ce1">
            <text:p>0,1459111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40,csv<text:s/></text:p>
          </table:table-cell>
          <table:table-cell office:value-type="string" table:style-name="ce1">
            <text:p><text:s/>Noise<text:s/></text:p>
          </table:table-cell>
          <table:table-cell office:value-type="float" office:value="1.48136331687189" table:style-name="ce1">
            <text:p>1,4813633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40,csv<text:s/></text:p>
          </table:table-cell>
          <table:table-cell office:value-type="string" table:style-name="ce1">
            <text:p><text:s/>Pressure<text:s/></text:p>
          </table:table-cell>
          <table:table-cell office:value-type="float" office:value="1.1319555931836801E-2" table:style-name="ce1">
            <text:p>0,0113195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dratic_Interpolation40,csv<text:s/></text:p>
          </table:table-cell>
          <table:table-cell office:value-type="string" table:style-name="ce1">
            <text:p><text:s/>all<text:s/></text:p>
          </table:table-cell>
          <table:table-cell office:value-type="float" office:value="0.66893006668177002" table:style-name="ce1">
            <text:p>0,668930067</text:p>
          </table:table-cell>
          <table:table-cell table:number-columns-repeated="16381"/>
        </table:table-row>
        <table:table-row table:number-rows-repeated="1048467" table:style-name="ro1">
          <table:table-cell table:number-columns-repeated="16384"/>
        </table:table-row>
      </table:table>
      <table:table table:name="RFVF1" table:style-name="ta2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dataImputed<text:s/></text:p>
          </table:table-cell>
          <table:table-cell office:value-type="string" table:style-name="ce2">
            <text:p><text:s/>accuracy.mean()<text:s/></text:p>
          </table:table-cell>
          <table:table-cell office:value-type="string" table:style-name="ce2">
            <text:p><text:s/>accuracy.std()<text:s/></text:p>
          </table:table-cell>
          <table:table-cell office:value-type="string" table:style-name="ce2">
            <text:p><text:s/>fscore.mean()<text:s/></text:p>
          </table:table-cell>
          <table:table-cell office:value-type="string" table:style-name="ce2">
            <text:p><text:s/>fscore.std(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ck_fill05.csv<text:s/></text:p>
          </table:table-cell>
          <table:table-cell office:value-type="string" table:style-name="ce2">
            <text:p><text:s/>0.9128819444444444<text:s/></text:p>
          </table:table-cell>
          <table:table-cell office:value-type="string" table:style-name="ce2">
            <text:p><text:s/>0.0030604837151972453<text:s/></text:p>
          </table:table-cell>
          <table:table-cell office:value-type="string" table:style-name="ce2">
            <text:p><text:s/>0.898299581284107<text:s/></text:p>
          </table:table-cell>
          <table:table-cell office:value-type="string" table:style-name="ce2">
            <text:p><text:s/>0.00332117038116624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Back_fill10.csv<text:s/></text:p>
          </table:table-cell>
          <table:table-cell office:value-type="string" table:style-name="ce2">
            <text:p><text:s/>0.9075694444444444<text:s/></text:p>
          </table:table-cell>
          <table:table-cell office:value-type="string" table:style-name="ce2">
            <text:p><text:s/>0.002798533566612483<text:s/></text:p>
          </table:table-cell>
          <table:table-cell office:value-type="string" table:style-name="ce2">
            <text:p><text:s/>0.8915937396407827<text:s/></text:p>
          </table:table-cell>
          <table:table-cell office:value-type="string" table:style-name="ce2">
            <text:p><text:s/>0.00358660507298562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Back_fill25.csv<text:s/></text:p>
          </table:table-cell>
          <table:table-cell office:value-type="string" table:style-name="ce2">
            <text:p><text:s/>0.9167708333333333<text:s/></text:p>
          </table:table-cell>
          <table:table-cell office:value-type="string" table:style-name="ce2">
            <text:p><text:s/>0.004598695844717515<text:s/></text:p>
          </table:table-cell>
          <table:table-cell office:value-type="string" table:style-name="ce2">
            <text:p><text:s/>0.9028399777390368<text:s/></text:p>
          </table:table-cell>
          <table:table-cell office:value-type="string" table:style-name="ce2">
            <text:p><text:s/>0.0058908822408031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ck_fill40.csv<text:s/></text:p>
          </table:table-cell>
          <table:table-cell office:value-type="string" table:style-name="ce2">
            <text:p><text:s/>0.9023611111111111<text:s/></text:p>
          </table:table-cell>
          <table:table-cell office:value-type="string" table:style-name="ce2">
            <text:p><text:s/>0.0033871523328492074<text:s/></text:p>
          </table:table-cell>
          <table:table-cell office:value-type="string" table:style-name="ce2">
            <text:p><text:s/>0.8855238542699654<text:s/></text:p>
          </table:table-cell>
          <table:table-cell office:value-type="string" table:style-name="ce2">
            <text:p><text:s/>0.005420234804933453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taCompletTo20maiScaled.csv<text:s/></text:p>
          </table:table-cell>
          <table:table-cell office:value-type="string" table:style-name="ce2">
            <text:p><text:s/>0.9094444444444443<text:s/></text:p>
          </table:table-cell>
          <table:table-cell office:value-type="string" table:style-name="ce2">
            <text:p><text:s/>0.0043777548645762485<text:s/></text:p>
          </table:table-cell>
          <table:table-cell office:value-type="string" table:style-name="ce2">
            <text:p><text:s/>0.8955989571870852<text:s/></text:p>
          </table:table-cell>
          <table:table-cell office:value-type="string" table:style-name="ce2">
            <text:p><text:s/>0.00514426969348128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rward_fill05.csv<text:s/></text:p>
          </table:table-cell>
          <table:table-cell office:value-type="string" table:style-name="ce2">
            <text:p><text:s/>0.9112847222222221<text:s/></text:p>
          </table:table-cell>
          <table:table-cell office:value-type="string" table:style-name="ce2">
            <text:p><text:s/>0.005051456862647167<text:s/></text:p>
          </table:table-cell>
          <table:table-cell office:value-type="string" table:style-name="ce2">
            <text:p><text:s/>0.8965832156387554<text:s/></text:p>
          </table:table-cell>
          <table:table-cell office:value-type="string" table:style-name="ce2">
            <text:p><text:s/>0.0071936514292536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Forward_fill10.csv<text:s/></text:p>
          </table:table-cell>
          <table:table-cell office:value-type="string" table:style-name="ce2">
            <text:p><text:s/>0.9062847222222222<text:s/></text:p>
          </table:table-cell>
          <table:table-cell office:value-type="string" table:style-name="ce2">
            <text:p><text:s/>0.006388228377692481<text:s/></text:p>
          </table:table-cell>
          <table:table-cell office:value-type="string" table:style-name="ce2">
            <text:p><text:s/>0.8912761444853728<text:s/></text:p>
          </table:table-cell>
          <table:table-cell office:value-type="string" table:style-name="ce2">
            <text:p><text:s/>0.0068005863328999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Forward_fill25.csv<text:s/></text:p>
          </table:table-cell>
          <table:table-cell office:value-type="string" table:style-name="ce2">
            <text:p><text:s/>0.9072569444444445<text:s/></text:p>
          </table:table-cell>
          <table:table-cell office:value-type="string" table:style-name="ce2">
            <text:p><text:s/>0.00542256178496182<text:s/></text:p>
          </table:table-cell>
          <table:table-cell office:value-type="string" table:style-name="ce2">
            <text:p><text:s/>0.8927862304673922<text:s/></text:p>
          </table:table-cell>
          <table:table-cell office:value-type="string" table:style-name="ce2">
            <text:p><text:s/>0.0068303323271420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rward_fill40.csv<text:s/></text:p>
          </table:table-cell>
          <table:table-cell office:value-type="string" table:style-name="ce2">
            <text:p><text:s/>0.9090277777777779<text:s/></text:p>
          </table:table-cell>
          <table:table-cell office:value-type="string" table:style-name="ce2">
            <text:p><text:s/>0.0025230419617479254<text:s/></text:p>
          </table:table-cell>
          <table:table-cell office:value-type="string" table:style-name="ce2">
            <text:p><text:s/>0.8893632887145522<text:s/></text:p>
          </table:table-cell>
          <table:table-cell office:value-type="string" table:style-name="ce2">
            <text:p><text:s/>0.0039482305121703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lmanArima_TRUE_MCAR05.csv<text:s/></text:p>
          </table:table-cell>
          <table:table-cell office:value-type="string" table:style-name="ce2">
            <text:p><text:s/>0.9085069444444442<text:s/></text:p>
          </table:table-cell>
          <table:table-cell office:value-type="string" table:style-name="ce2">
            <text:p><text:s/>0.007222305688620253<text:s/></text:p>
          </table:table-cell>
          <table:table-cell office:value-type="string" table:style-name="ce2">
            <text:p><text:s/>0.8940259021334886<text:s/></text:p>
          </table:table-cell>
          <table:table-cell office:value-type="string" table:style-name="ce2">
            <text:p><text:s/>0.00929939089304086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kalmanArima_TRUE_MCAR10.csv<text:s/></text:p>
          </table:table-cell>
          <table:table-cell office:value-type="string" table:style-name="ce2">
            <text:p><text:s/>0.9106944444444445<text:s/></text:p>
          </table:table-cell>
          <table:table-cell office:value-type="string" table:style-name="ce2">
            <text:p><text:s/>0.006676786300956635<text:s/></text:p>
          </table:table-cell>
          <table:table-cell office:value-type="string" table:style-name="ce2">
            <text:p><text:s/>0.8954397634433064<text:s/></text:p>
          </table:table-cell>
          <table:table-cell office:value-type="string" table:style-name="ce2">
            <text:p><text:s/>0.008737737400679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kalmanArima_TRUE_MCAR25.csv<text:s/></text:p>
          </table:table-cell>
          <table:table-cell office:value-type="string" table:style-name="ce2">
            <text:p><text:s/>0.9123611111111112<text:s/></text:p>
          </table:table-cell>
          <table:table-cell office:value-type="string" table:style-name="ce2">
            <text:p><text:s/>0.005724851068201354<text:s/></text:p>
          </table:table-cell>
          <table:table-cell office:value-type="string" table:style-name="ce2">
            <text:p><text:s/>0.8977547129344753<text:s/></text:p>
          </table:table-cell>
          <table:table-cell office:value-type="string" table:style-name="ce2">
            <text:p><text:s/>0.00762546158141073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lmanArima_TRUE_MCAR40.csv<text:s/></text:p>
          </table:table-cell>
          <table:table-cell office:value-type="string" table:style-name="ce2">
            <text:p><text:s/>0.9149652777777778<text:s/></text:p>
          </table:table-cell>
          <table:table-cell office:value-type="string" table:style-name="ce2">
            <text:p><text:s/>0.0033787773214983634<text:s/></text:p>
          </table:table-cell>
          <table:table-cell office:value-type="string" table:style-name="ce2">
            <text:p><text:s/>0.9026766700310004<text:s/></text:p>
          </table:table-cell>
          <table:table-cell office:value-type="string" table:style-name="ce2">
            <text:p><text:s/>0.0045408960808143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lmanStructTS_TRUE_MCAR05.csv<text:s/></text:p>
          </table:table-cell>
          <table:table-cell office:value-type="string" table:style-name="ce2">
            <text:p><text:s/>0.9107986111111112<text:s/></text:p>
          </table:table-cell>
          <table:table-cell office:value-type="string" table:style-name="ce2">
            <text:p><text:s/>0.00597877950740349<text:s/></text:p>
          </table:table-cell>
          <table:table-cell office:value-type="string" table:style-name="ce2">
            <text:p><text:s/>0.8953467360484891<text:s/></text:p>
          </table:table-cell>
          <table:table-cell office:value-type="string" table:style-name="ce2">
            <text:p><text:s/>0.0062620835918638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kalmanStructTS_TRUE_MCAR10.csv<text:s/></text:p>
          </table:table-cell>
          <table:table-cell office:value-type="string" table:style-name="ce2">
            <text:p><text:s/>0.9113194444444443<text:s/></text:p>
          </table:table-cell>
          <table:table-cell office:value-type="string" table:style-name="ce2">
            <text:p><text:s/>0.005635706545909307<text:s/></text:p>
          </table:table-cell>
          <table:table-cell office:value-type="string" table:style-name="ce2">
            <text:p><text:s/>0.8965941231090042<text:s/></text:p>
          </table:table-cell>
          <table:table-cell office:value-type="string" table:style-name="ce2">
            <text:p><text:s/>0.00714201663888350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kalmanStructTS_TRUE_MCAR25.csv<text:s/></text:p>
          </table:table-cell>
          <table:table-cell office:value-type="string" table:style-name="ce2">
            <text:p><text:s/>0.9128472222222221<text:s/></text:p>
          </table:table-cell>
          <table:table-cell office:value-type="string" table:style-name="ce2">
            <text:p><text:s/>0.0062132406655384925<text:s/></text:p>
          </table:table-cell>
          <table:table-cell office:value-type="string" table:style-name="ce2">
            <text:p><text:s/>0.8987286711805679<text:s/></text:p>
          </table:table-cell>
          <table:table-cell office:value-type="string" table:style-name="ce2">
            <text:p><text:s/>0.0070597763329591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lmanStructTS_TRUE_MCAR40.csv<text:s/></text:p>
          </table:table-cell>
          <table:table-cell office:value-type="string" table:style-name="ce2">
            <text:p><text:s/>0.9162152777777779<text:s/></text:p>
          </table:table-cell>
          <table:table-cell office:value-type="string" table:style-name="ce2">
            <text:p><text:s/>0.00588856540647179<text:s/></text:p>
          </table:table-cell>
          <table:table-cell office:value-type="string" table:style-name="ce2">
            <text:p><text:s/>0.9030816355367233<text:s/></text:p>
          </table:table-cell>
          <table:table-cell office:value-type="string" table:style-name="ce2">
            <text:p><text:s/>0.00745752371532048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NN05.csv<text:s/></text:p>
          </table:table-cell>
          <table:table-cell office:value-type="string" table:style-name="ce2">
            <text:p><text:s/>0.9087500000000001<text:s/></text:p>
          </table:table-cell>
          <table:table-cell office:value-type="string" table:style-name="ce2">
            <text:p><text:s/>0.006375665663624551<text:s/></text:p>
          </table:table-cell>
          <table:table-cell office:value-type="string" table:style-name="ce2">
            <text:p><text:s/>0.8943414241550345<text:s/></text:p>
          </table:table-cell>
          <table:table-cell office:value-type="string" table:style-name="ce2">
            <text:p><text:s/>0.0078117561554991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KNN10.csv<text:s/></text:p>
          </table:table-cell>
          <table:table-cell office:value-type="string" table:style-name="ce2">
            <text:p><text:s/>0.9095138888888888<text:s/></text:p>
          </table:table-cell>
          <table:table-cell office:value-type="string" table:style-name="ce2">
            <text:p><text:s/>0.005820919330471073<text:s/></text:p>
          </table:table-cell>
          <table:table-cell office:value-type="string" table:style-name="ce2">
            <text:p><text:s/>0.8933006260773407<text:s/></text:p>
          </table:table-cell>
          <table:table-cell office:value-type="string" table:style-name="ce2">
            <text:p><text:s/>0.0072509875234832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KNN25.csv<text:s/></text:p>
          </table:table-cell>
          <table:table-cell office:value-type="string" table:style-name="ce2">
            <text:p><text:s/>0.9104861111111113<text:s/></text:p>
          </table:table-cell>
          <table:table-cell office:value-type="string" table:style-name="ce2">
            <text:p><text:s/>0.0027899040870278473<text:s/></text:p>
          </table:table-cell>
          <table:table-cell office:value-type="string" table:style-name="ce2">
            <text:p><text:s/>0.8959154020806176<text:s/></text:p>
          </table:table-cell>
          <table:table-cell office:value-type="string" table:style-name="ce2">
            <text:p><text:s/>0.0039041807772234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NN40.csv<text:s/></text:p>
          </table:table-cell>
          <table:table-cell office:value-type="string" table:style-name="ce2">
            <text:p><text:s/>0.9064930555555556<text:s/></text:p>
          </table:table-cell>
          <table:table-cell office:value-type="string" table:style-name="ce2">
            <text:p><text:s/>0.006961870497064793<text:s/></text:p>
          </table:table-cell>
          <table:table-cell office:value-type="string" table:style-name="ce2">
            <text:p><text:s/>0.8903991089705385<text:s/></text:p>
          </table:table-cell>
          <table:table-cell office:value-type="string" table:style-name="ce2">
            <text:p><text:s/>0.00752929481406099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near_Interpolation05.csv<text:s/></text:p>
          </table:table-cell>
          <table:table-cell office:value-type="string" table:style-name="ce2">
            <text:p><text:s/>0.9126041666666668<text:s/></text:p>
          </table:table-cell>
          <table:table-cell office:value-type="string" table:style-name="ce2">
            <text:p><text:s/>0.004890905715625247<text:s/></text:p>
          </table:table-cell>
          <table:table-cell office:value-type="string" table:style-name="ce2">
            <text:p><text:s/>0.8964589363833644<text:s/></text:p>
          </table:table-cell>
          <table:table-cell office:value-type="string" table:style-name="ce2">
            <text:p><text:s/>0.0053685759411369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Linear_Interpolation10.csv<text:s/></text:p>
          </table:table-cell>
          <table:table-cell office:value-type="string" table:style-name="ce2">
            <text:p><text:s/>0.9081597222222222<text:s/></text:p>
          </table:table-cell>
          <table:table-cell office:value-type="string" table:style-name="ce2">
            <text:p><text:s/>0.005084760918241786<text:s/></text:p>
          </table:table-cell>
          <table:table-cell office:value-type="string" table:style-name="ce2">
            <text:p><text:s/>0.893243023404124<text:s/></text:p>
          </table:table-cell>
          <table:table-cell office:value-type="string" table:style-name="ce2">
            <text:p><text:s/>0.00620879311991381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Linear_Interpolation25.csv<text:s/></text:p>
          </table:table-cell>
          <table:table-cell office:value-type="string" table:style-name="ce2">
            <text:p><text:s/>0.9072569444444445<text:s/></text:p>
          </table:table-cell>
          <table:table-cell office:value-type="string" table:style-name="ce2">
            <text:p><text:s/>0.007845147832998734<text:s/></text:p>
          </table:table-cell>
          <table:table-cell office:value-type="string" table:style-name="ce2">
            <text:p><text:s/>0.8918511280858793<text:s/></text:p>
          </table:table-cell>
          <table:table-cell office:value-type="string" table:style-name="ce2">
            <text:p><text:s/>0.00926318915903699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near_Interpolation40.csv<text:s/></text:p>
          </table:table-cell>
          <table:table-cell office:value-type="string" table:style-name="ce2">
            <text:p><text:s/>0.9101736111111111<text:s/></text:p>
          </table:table-cell>
          <table:table-cell office:value-type="string" table:style-name="ce2">
            <text:p><text:s/>0.006068049833419665<text:s/></text:p>
          </table:table-cell>
          <table:table-cell office:value-type="string" table:style-name="ce2">
            <text:p><text:s/>0.8969652830312649<text:s/></text:p>
          </table:table-cell>
          <table:table-cell office:value-type="string" table:style-name="ce2">
            <text:p><text:s/>0.00831805956554315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anImputation05.csv<text:s/></text:p>
          </table:table-cell>
          <table:table-cell office:value-type="string" table:style-name="ce2">
            <text:p><text:s/>0.9194097222222222<text:s/></text:p>
          </table:table-cell>
          <table:table-cell office:value-type="string" table:style-name="ce2">
            <text:p><text:s/>0.0031190143292076336<text:s/></text:p>
          </table:table-cell>
          <table:table-cell office:value-type="string" table:style-name="ce2">
            <text:p><text:s/>0.9050375041641889<text:s/></text:p>
          </table:table-cell>
          <table:table-cell office:value-type="string" table:style-name="ce2">
            <text:p><text:s/>0.00432104032771662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meanImputation10.csv<text:s/></text:p>
          </table:table-cell>
          <table:table-cell office:value-type="string" table:style-name="ce2">
            <text:p><text:s/>0.9152083333333334<text:s/></text:p>
          </table:table-cell>
          <table:table-cell office:value-type="string" table:style-name="ce2">
            <text:p><text:s/>0.0021783871029664136<text:s/></text:p>
          </table:table-cell>
          <table:table-cell office:value-type="string" table:style-name="ce2">
            <text:p><text:s/>0.9001140797903661<text:s/></text:p>
          </table:table-cell>
          <table:table-cell office:value-type="string" table:style-name="ce2">
            <text:p><text:s/>0.00263471766434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meanImputation25.csv<text:s/></text:p>
          </table:table-cell>
          <table:table-cell office:value-type="string" table:style-name="ce2">
            <text:p><text:s/>0.9211458333333334<text:s/></text:p>
          </table:table-cell>
          <table:table-cell office:value-type="string" table:style-name="ce2">
            <text:p><text:s/>0.0017803394087909047<text:s/></text:p>
          </table:table-cell>
          <table:table-cell office:value-type="string" table:style-name="ce2">
            <text:p><text:s/>0.9046754823995459<text:s/></text:p>
          </table:table-cell>
          <table:table-cell office:value-type="string" table:style-name="ce2">
            <text:p><text:s/>0.00244694795983867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anImputation40.csv<text:s/></text:p>
          </table:table-cell>
          <table:table-cell office:value-type="string" table:style-name="ce2">
            <text:p><text:s/>0.9272569444444443<text:s/></text:p>
          </table:table-cell>
          <table:table-cell office:value-type="string" table:style-name="ce2">
            <text:p><text:s/>0.0013910573350007047<text:s/></text:p>
          </table:table-cell>
          <table:table-cell office:value-type="string" table:style-name="ce2">
            <text:p><text:s/>0.9140289209051904<text:s/></text:p>
          </table:table-cell>
          <table:table-cell office:value-type="string" table:style-name="ce2">
            <text:p><text:s/>0.00208211872205261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arest_imput05.csv<text:s/></text:p>
          </table:table-cell>
          <table:table-cell office:value-type="string" table:style-name="ce2">
            <text:p><text:s/>0.9131597222222224<text:s/></text:p>
          </table:table-cell>
          <table:table-cell office:value-type="string" table:style-name="ce2">
            <text:p><text:s/>0.005458019675749066<text:s/></text:p>
          </table:table-cell>
          <table:table-cell office:value-type="string" table:style-name="ce2">
            <text:p><text:s/>0.8984601511930193<text:s/></text:p>
          </table:table-cell>
          <table:table-cell office:value-type="string" table:style-name="ce2">
            <text:p><text:s/>0.0056411712996832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Nearest_imput10.csv<text:s/></text:p>
          </table:table-cell>
          <table:table-cell office:value-type="string" table:style-name="ce2">
            <text:p><text:s/>0.9096180555555555<text:s/></text:p>
          </table:table-cell>
          <table:table-cell office:value-type="string" table:style-name="ce2">
            <text:p><text:s/>0.006125397599843849<text:s/></text:p>
          </table:table-cell>
          <table:table-cell office:value-type="string" table:style-name="ce2">
            <text:p><text:s/>0.8938438049001372<text:s/></text:p>
          </table:table-cell>
          <table:table-cell office:value-type="string" table:style-name="ce2">
            <text:p><text:s/>0.00866601803802428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Nearest_imput25.csv<text:s/></text:p>
          </table:table-cell>
          <table:table-cell office:value-type="string" table:style-name="ce2">
            <text:p><text:s/>0.9123611111111112<text:s/></text:p>
          </table:table-cell>
          <table:table-cell office:value-type="string" table:style-name="ce2">
            <text:p><text:s/>0.00445798717936223<text:s/></text:p>
          </table:table-cell>
          <table:table-cell office:value-type="string" table:style-name="ce2">
            <text:p><text:s/>0.8984388747092419<text:s/></text:p>
          </table:table-cell>
          <table:table-cell office:value-type="string" table:style-name="ce2">
            <text:p><text:s/>0.0051182225898693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arest_imput40.csv<text:s/></text:p>
          </table:table-cell>
          <table:table-cell office:value-type="string" table:style-name="ce2">
            <text:p><text:s/>0.912326388888889<text:s/></text:p>
          </table:table-cell>
          <table:table-cell office:value-type="string" table:style-name="ce2">
            <text:p><text:s/>0.0033529874853867984<text:s/></text:p>
          </table:table-cell>
          <table:table-cell office:value-type="string" table:style-name="ce2">
            <text:p><text:s/>0.8960593795953182<text:s/></text:p>
          </table:table-cell>
          <table:table-cell office:value-type="string" table:style-name="ce2">
            <text:p><text:s/>0.0040949754810134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nomial_interpolation05.csv<text:s/></text:p>
          </table:table-cell>
          <table:table-cell office:value-type="string" table:style-name="ce2">
            <text:p><text:s/>0.9147916666666667<text:s/></text:p>
          </table:table-cell>
          <table:table-cell office:value-type="string" table:style-name="ce2">
            <text:p><text:s/>0.003788383804718295<text:s/></text:p>
          </table:table-cell>
          <table:table-cell office:value-type="string" table:style-name="ce2">
            <text:p><text:s/>0.9011563286533818<text:s/></text:p>
          </table:table-cell>
          <table:table-cell office:value-type="string" table:style-name="ce2">
            <text:p><text:s/>0.0044182149087252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polynomial_interpolation10.csv<text:s/></text:p>
          </table:table-cell>
          <table:table-cell office:value-type="string" table:style-name="ce2">
            <text:p><text:s/>0.9096527777777776<text:s/></text:p>
          </table:table-cell>
          <table:table-cell office:value-type="string" table:style-name="ce2">
            <text:p><text:s/>0.004456905274922234<text:s/></text:p>
          </table:table-cell>
          <table:table-cell office:value-type="string" table:style-name="ce2">
            <text:p><text:s/>0.8927837399940964<text:s/></text:p>
          </table:table-cell>
          <table:table-cell office:value-type="string" table:style-name="ce2">
            <text:p><text:s/>0.0058095008078438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polynomial_interpolation25.csv<text:s/></text:p>
          </table:table-cell>
          <table:table-cell office:value-type="string" table:style-name="ce2">
            <text:p><text:s/>0.9095486111111111<text:s/></text:p>
          </table:table-cell>
          <table:table-cell office:value-type="string" table:style-name="ce2">
            <text:p><text:s/>0.003360171184002762<text:s/></text:p>
          </table:table-cell>
          <table:table-cell office:value-type="string" table:style-name="ce2">
            <text:p><text:s/>0.8954109374692516<text:s/></text:p>
          </table:table-cell>
          <table:table-cell office:value-type="string" table:style-name="ce2">
            <text:p><text:s/>0.0041680194598451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ynomial_interpolation40.csv<text:s/></text:p>
          </table:table-cell>
          <table:table-cell office:value-type="string" table:style-name="ce2">
            <text:p><text:s/>0.9117708333333333<text:s/></text:p>
          </table:table-cell>
          <table:table-cell office:value-type="string" table:style-name="ce2">
            <text:p><text:s/>0.0047922956511493075<text:s/></text:p>
          </table:table-cell>
          <table:table-cell office:value-type="string" table:style-name="ce2">
            <text:p><text:s/>0.8970807191532755<text:s/></text:p>
          </table:table-cell>
          <table:table-cell office:value-type="string" table:style-name="ce2">
            <text:p><text:s/>0.00518604734343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Quadratic_Interpolation05.csv<text:s/></text:p>
          </table:table-cell>
          <table:table-cell office:value-type="string" table:style-name="ce2">
            <text:p><text:s/>0.9107291666666667<text:s/></text:p>
          </table:table-cell>
          <table:table-cell office:value-type="string" table:style-name="ce2">
            <text:p><text:s/>0.002877758003471296<text:s/></text:p>
          </table:table-cell>
          <table:table-cell office:value-type="string" table:style-name="ce2">
            <text:p><text:s/>0.8955507399257476<text:s/></text:p>
          </table:table-cell>
          <table:table-cell office:value-type="string" table:style-name="ce2">
            <text:p><text:s/>0.0032299500207838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Quadratic_Interpolation10.csv<text:s/></text:p>
          </table:table-cell>
          <table:table-cell office:value-type="string" table:style-name="ce2">
            <text:p><text:s/>0.9104861111111111<text:s/></text:p>
          </table:table-cell>
          <table:table-cell office:value-type="string" table:style-name="ce2">
            <text:p><text:s/>0.004673461488441997<text:s/></text:p>
          </table:table-cell>
          <table:table-cell office:value-type="string" table:style-name="ce2">
            <text:p><text:s/>0.8947904349989331<text:s/></text:p>
          </table:table-cell>
          <table:table-cell office:value-type="string" table:style-name="ce2">
            <text:p><text:s/>0.0062193141871679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2">
            <text:p>Quadratic_Interpolation25.csv<text:s/></text:p>
          </table:table-cell>
          <table:table-cell office:value-type="string" table:style-name="ce2">
            <text:p><text:s/>0.9077083333333332<text:s/></text:p>
          </table:table-cell>
          <table:table-cell office:value-type="string" table:style-name="ce2">
            <text:p><text:s/>0.005520287359446449<text:s/></text:p>
          </table:table-cell>
          <table:table-cell office:value-type="string" table:style-name="ce2">
            <text:p><text:s/>0.8922722364769118<text:s/></text:p>
          </table:table-cell>
          <table:table-cell office:value-type="string" table:style-name="ce2">
            <text:p><text:s/>0.00670240890876846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Quadratic_Interpolation40.csv<text:s/></text:p>
          </table:table-cell>
          <table:table-cell office:value-type="string" table:style-name="ce2">
            <text:p><text:s/>0.9095138888888888<text:s/></text:p>
          </table:table-cell>
          <table:table-cell office:value-type="string" table:style-name="ce2">
            <text:p><text:s/>0.005213423438645408<text:s/></text:p>
          </table:table-cell>
          <table:table-cell office:value-type="string" table:style-name="ce2">
            <text:p><text:s/>0.8947793021501962<text:s/></text:p>
          </table:table-cell>
          <table:table-cell office:value-type="string" table:style-name="ce2">
            <text:p><text:s/>0.006459840451871056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  <table:table table:name="RF" table:style-name="ta2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aImputed<text:s/></text:p>
          </table:table-cell>
          <table:table-cell office:value-type="string" table:style-name="ce1">
            <text:p><text:s/>accuracy,mean()<text:s/></text:p>
          </table:table-cell>
          <table:table-cell office:value-type="string" table:style-name="ce1">
            <text:p><text:s/>accuracy,std()<text:s/></text:p>
          </table:table-cell>
          <table:table-cell office:value-type="string" table:style-name="ce1">
            <text:p><text:s/>fscore,mean()<text:s/></text:p>
          </table:table-cell>
          <table:table-cell office:value-type="string" table:style-name="ce1">
            <text:p><text:s/>fscore,std()</text:p>
          </table:table-cell>
          <table:table-cell table:number-columns-repeated="3" table:style-name="ce1"/>
          <table:table-cell table:style-name="ce3"/>
          <table:table-cell office:value-type="string" table:style-name="ce3">
            <text:p>Mean</text:p>
          </table:table-cell>
          <table:table-cell office:value-type="string" table:style-name="ce3">
            <text:p>LOCF</text:p>
          </table:table-cell>
          <table:table-cell office:value-type="string" table:style-name="ce4">
            <text:p>NOCB</text:p>
          </table:table-cell>
          <table:table-cell office:value-type="string" table:style-name="ce4">
            <text:p>Nearest</text:p>
          </table:table-cell>
          <table:table-cell office:value-type="string" table:style-name="ce3">
            <text:p>LI</text:p>
          </table:table-cell>
          <table:table-cell office:value-type="string" table:style-name="ce4">
            <text:p>LQ</text:p>
          </table:table-cell>
          <table:table-cell office:value-type="string" table:style-name="ce5">
            <text:p>LP(PI)</text:p>
          </table:table-cell>
          <table:table-cell office:value-type="string" table:style-name="ce4">
            <text:p>Kalman Arima<text:s/></text:p>
          </table:table-cell>
          <table:table-cell office:value-type="string" table:style-name="ce4">
            <text:p>KNN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ack_fill05,csv<text:s/></text:p>
          </table:table-cell>
          <table:table-cell office:value-type="float" office:value="0.91288194444444404" table:style-name="ce1">
            <text:p>0,912881944</text:p>
          </table:table-cell>
          <table:table-cell office:value-type="float" office:value="3.0604837151972401E-3" table:style-name="ce1">
            <text:p>0,003060484</text:p>
          </table:table-cell>
          <table:table-cell office:value-type="float" office:value="0.89829958128410703" table:style-name="ce1">
            <text:p>0,898299581</text:p>
          </table:table-cell>
          <table:table-cell office:value-type="float" office:value="3.3211703811662401E-3" table:style-name="ce1">
            <text:p>0,00332117</text:p>
          </table:table-cell>
          <table:table-cell table:style-name="ce1"/>
          <table:table-cell office:value-type="string" table:style-name="ce1">
            <text:p>Exactitude</text:p>
          </table:table-cell>
          <table:table-cell office:value-type="string" table:style-name="ce1">
            <text:p>Moyenne</text:p>
          </table:table-cell>
          <table:table-cell office:value-type="float" office:value="0.90944444444444394" table:style-name="ce6">
            <text:p>0,909</text:p>
          </table:table-cell>
          <table:table-cell office:value-type="float" office:value="0.91940972222222195" table:style-name="ce6">
            <text:p>0,919</text:p>
          </table:table-cell>
          <table:table-cell office:value-type="float" office:value="0.91288194444444404" table:style-name="ce6">
            <text:p>0,913</text:p>
          </table:table-cell>
          <table:table-cell office:value-type="float" office:value="0.91128472222222201" table:style-name="ce6">
            <text:p>0,911</text:p>
          </table:table-cell>
          <table:table-cell office:value-type="float" office:value="0.91315972222222197" table:style-name="ce6">
            <text:p>0,913</text:p>
          </table:table-cell>
          <table:table-cell office:value-type="float" office:value="0.91260416666666599" table:style-name="ce6">
            <text:p>0,913</text:p>
          </table:table-cell>
          <table:table-cell office:value-type="float" office:value="0.91072916666666603" table:style-name="ce6">
            <text:p>0,911</text:p>
          </table:table-cell>
          <table:table-cell office:value-type="float" office:value="0.91260416666666599" table:style-name="ce6">
            <text:p>0,913</text:p>
          </table:table-cell>
          <table:table-cell office:value-type="float" office:value="0.90850694444444402" table:style-name="ce6">
            <text:p>0,909</text:p>
          </table:table-cell>
          <table:table-cell office:value-type="float" office:value="0.90874999999999995" table:style-name="ce6">
            <text:p>0,90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ack_fill40,csv<text:s/></text:p>
          </table:table-cell>
          <table:table-cell office:value-type="float" office:value="0.90236111111111095" table:style-name="ce1">
            <text:p>0,902361111</text:p>
          </table:table-cell>
          <table:table-cell office:value-type="float" office:value="3.3871523328492001E-3" table:style-name="ce1">
            <text:p>0,003387152</text:p>
          </table:table-cell>
          <table:table-cell office:value-type="float" office:value="0.88552385426996505" table:style-name="ce1">
            <text:p>0,885523854</text:p>
          </table:table-cell>
          <table:table-cell office:value-type="float" office:value="5.4202348049334501E-3" table:style-name="ce1">
            <text:p>0,005420235</text:p>
          </table:table-cell>
          <table:table-cell table:number-columns-repeated="2" table:style-name="ce1"/>
          <table:table-cell office:value-type="string" table:style-name="ce1">
            <text:p>Ecart type</text:p>
          </table:table-cell>
          <table:table-cell office:value-type="float" office:value="4.3777548645762398E-3" table:style-name="ce6">
            <text:p>0,004</text:p>
          </table:table-cell>
          <table:table-cell office:value-type="float" office:value="3.1190143292076302E-3" table:style-name="ce6">
            <text:p>0,003</text:p>
          </table:table-cell>
          <table:table-cell office:value-type="float" office:value="3.0604837151972401E-3" table:style-name="ce6">
            <text:p>0,003</text:p>
          </table:table-cell>
          <table:table-cell office:value-type="float" office:value="5.0514568626471596E-3" table:style-name="ce6">
            <text:p>0,005</text:p>
          </table:table-cell>
          <table:table-cell office:value-type="float" office:value="5.4580196757490597E-3" table:style-name="ce6">
            <text:p>0,005</text:p>
          </table:table-cell>
          <table:table-cell office:value-type="float" office:value="4.8909057156252397E-3" table:style-name="ce6">
            <text:p>0,005</text:p>
          </table:table-cell>
          <table:table-cell office:value-type="float" office:value="2.8777580034712899E-3" table:style-name="ce6">
            <text:p>0,003</text:p>
          </table:table-cell>
          <table:table-cell office:value-type="float" office:value="4.8909057156252397E-3" table:style-name="ce6">
            <text:p>0,005</text:p>
          </table:table-cell>
          <table:table-cell office:value-type="float" office:value="7.2223056886202503E-3" table:style-name="ce6">
            <text:p>0,007</text:p>
          </table:table-cell>
          <table:table-cell office:value-type="float" office:value="6.3756656636245503E-3" table:style-name="ce6">
            <text:p>0,00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ataCompletTo20maiScaled,csv<text:s/></text:p>
          </table:table-cell>
          <table:table-cell office:value-type="float" office:value="0.90944444444444394" table:style-name="ce1">
            <text:p>0,909444444</text:p>
          </table:table-cell>
          <table:table-cell office:value-type="float" office:value="4.3777548645762398E-3" table:style-name="ce1">
            <text:p>0,004377755</text:p>
          </table:table-cell>
          <table:table-cell office:value-type="float" office:value="0.89559895718708504" table:style-name="ce1">
            <text:p>0,895598957</text:p>
          </table:table-cell>
          <table:table-cell office:value-type="float" office:value="5.1442696934812801E-3" table:style-name="ce1">
            <text:p>0,00514427</text:p>
          </table:table-cell>
          <table:table-cell table:style-name="ce1"/>
          <table:table-cell office:value-type="string" table:style-name="ce1">
            <text:p>F-score</text:p>
          </table:table-cell>
          <table:table-cell office:value-type="string" table:style-name="ce1">
            <text:p>Moyenne</text:p>
          </table:table-cell>
          <table:table-cell office:value-type="float" office:value="0.89559895718708504" table:style-name="ce6">
            <text:p>0,896</text:p>
          </table:table-cell>
          <table:table-cell office:value-type="float" office:value="0.90503750416418804" table:style-name="ce6">
            <text:p>0,905</text:p>
          </table:table-cell>
          <table:table-cell office:value-type="float" office:value="0.89829958128410703" table:style-name="ce6">
            <text:p>0,898</text:p>
          </table:table-cell>
          <table:table-cell office:value-type="float" office:value="0.89658321563875498" table:style-name="ce6">
            <text:p>0,897</text:p>
          </table:table-cell>
          <table:table-cell office:value-type="float" office:value="0.89846015119301903" table:style-name="ce6">
            <text:p>0,898</text:p>
          </table:table-cell>
          <table:table-cell office:value-type="float" office:value="0.89645893638336405" table:style-name="ce6">
            <text:p>0,896</text:p>
          </table:table-cell>
          <table:table-cell office:value-type="float" office:value="0.89555073992574696" table:style-name="ce6">
            <text:p>0,896</text:p>
          </table:table-cell>
          <table:table-cell office:value-type="float" office:value="0.89645893638336405" table:style-name="ce6">
            <text:p>0,896</text:p>
          </table:table-cell>
          <table:table-cell office:value-type="float" office:value="0.89402590213348798" table:style-name="ce6">
            <text:p>0,894</text:p>
          </table:table-cell>
          <table:table-cell office:value-type="float" office:value="0.89434142415503404" table:style-name="ce6">
            <text:p>0,89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orward_fill05,csv<text:s/></text:p>
          </table:table-cell>
          <table:table-cell office:value-type="float" office:value="0.91128472222222201" table:style-name="ce1">
            <text:p>0,911284722</text:p>
          </table:table-cell>
          <table:table-cell office:value-type="float" office:value="5.0514568626471596E-3" table:style-name="ce1">
            <text:p>0,005051457</text:p>
          </table:table-cell>
          <table:table-cell office:value-type="float" office:value="0.89658321563875498" table:style-name="ce1">
            <text:p>0,896583216</text:p>
          </table:table-cell>
          <table:table-cell office:value-type="float" office:value="7.1936514292536098E-3" table:style-name="ce1">
            <text:p>0,007193651</text:p>
          </table:table-cell>
          <table:table-cell table:number-columns-repeated="2" table:style-name="ce1"/>
          <table:table-cell office:value-type="string" table:style-name="ce1">
            <text:p>Ecart type</text:p>
          </table:table-cell>
          <table:table-cell office:value-type="float" office:value="5.1442696934812801E-3" table:style-name="ce6">
            <text:p>0,005</text:p>
          </table:table-cell>
          <table:table-cell office:value-type="float" office:value="4.3210403277166203E-3" table:style-name="ce6">
            <text:p>0,004</text:p>
          </table:table-cell>
          <table:table-cell office:value-type="float" office:value="3.3211703811662401E-3" table:style-name="ce6">
            <text:p>0,003</text:p>
          </table:table-cell>
          <table:table-cell office:value-type="float" office:value="7.1936514292536098E-3" table:style-name="ce6">
            <text:p>0,007</text:p>
          </table:table-cell>
          <table:table-cell office:value-type="float" office:value="5.6411712996832604E-3" table:style-name="ce6">
            <text:p>0,006</text:p>
          </table:table-cell>
          <table:table-cell office:value-type="float" office:value="5.36857594113697E-3" table:style-name="ce6">
            <text:p>0,005</text:p>
          </table:table-cell>
          <table:table-cell office:value-type="float" office:value="3.2299500207838001E-3" table:style-name="ce6">
            <text:p>0,003</text:p>
          </table:table-cell>
          <table:table-cell office:value-type="float" office:value="5.36857594113697E-3" table:style-name="ce6">
            <text:p>0,005</text:p>
          </table:table-cell>
          <table:table-cell office:value-type="float" office:value="9.2993908930408594E-3" table:style-name="ce6">
            <text:p>0,009</text:p>
          </table:table-cell>
          <table:table-cell office:value-type="float" office:value="7.81175615549914E-3" table:style-name="ce6">
            <text:p>0,00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orward_fill40,csv<text:s/></text:p>
          </table:table-cell>
          <table:table-cell office:value-type="float" office:value="0.90902777777777699" table:style-name="ce1">
            <text:p>0,909027778</text:p>
          </table:table-cell>
          <table:table-cell office:value-type="float" office:value="2.5230419617479202E-3" table:style-name="ce1">
            <text:p>0,002523042</text:p>
          </table:table-cell>
          <table:table-cell office:value-type="float" office:value="0.88936328871455195" table:style-name="ce1">
            <text:p>0,889363289</text:p>
          </table:table-cell>
          <table:table-cell office:value-type="float" office:value="3.94823051217037E-3" table:style-name="ce1">
            <text:p>0,003948231</text:p>
          </table:table-cell>
          <table:table-cell table:number-columns-repeated="3" table:style-name="ce1"/>
          <table:table-cell table:number-columns-repeated="10" table:style-name="ce6"/>
          <table:table-cell table:number-columns-repeated="16366"/>
        </table:table-row>
        <table:table-row table:style-name="ro1">
          <table:table-cell office:value-type="string" table:style-name="ce1">
            <text:p>kalmanArima_TRUE_MCAR05,csv<text:s/></text:p>
          </table:table-cell>
          <table:table-cell office:value-type="float" office:value="0.90850694444444402" table:style-name="ce1">
            <text:p>0,908506944</text:p>
          </table:table-cell>
          <table:table-cell office:value-type="float" office:value="7.2223056886202503E-3" table:style-name="ce1">
            <text:p>0,007222306</text:p>
          </table:table-cell>
          <table:table-cell office:value-type="float" office:value="0.89402590213348798" table:style-name="ce1">
            <text:p>0,894025902</text:p>
          </table:table-cell>
          <table:table-cell office:value-type="float" office:value="9.2993908930408594E-3" table:style-name="ce1">
            <text:p>0,009299391</text:p>
          </table:table-cell>
          <table:table-cell table:number-columns-repeated="3" table:style-name="ce1"/>
          <table:table-cell table:number-columns-repeated="10" table:style-name="ce6"/>
          <table:table-cell table:number-columns-repeated="16366"/>
        </table:table-row>
        <table:table-row table:style-name="ro1">
          <table:table-cell office:value-type="string" table:style-name="ce1">
            <text:p>kalmanArima_TRUE_MCAR40,csv<text:s/></text:p>
          </table:table-cell>
          <table:table-cell office:value-type="float" office:value="0.91496527777777703" table:style-name="ce1">
            <text:p>0,914965278</text:p>
          </table:table-cell>
          <table:table-cell office:value-type="float" office:value="3.37877732149836E-3" table:style-name="ce1">
            <text:p>0,003378777</text:p>
          </table:table-cell>
          <table:table-cell office:value-type="float" office:value="0.90267667003100005" table:style-name="ce1">
            <text:p>0,90267667</text:p>
          </table:table-cell>
          <table:table-cell office:value-type="float" office:value="4.5408960808143196E-3" table:style-name="ce1">
            <text:p>0,004540896</text:p>
          </table:table-cell>
          <table:table-cell table:number-columns-repeated="3" table:style-name="ce1"/>
          <table:table-cell table:style-name="ce6"/>
          <table:table-cell office:value-type="string" table:style-name="ce6">
            <text:p>Mean</text:p>
          </table:table-cell>
          <table:table-cell office:value-type="string" table:style-name="ce6">
            <text:p>LOCF</text:p>
          </table:table-cell>
          <table:table-cell office:value-type="string" table:style-name="ce6">
            <text:p>NOCB</text:p>
          </table:table-cell>
          <table:table-cell office:value-type="string" table:style-name="ce6">
            <text:p>Nearest</text:p>
          </table:table-cell>
          <table:table-cell office:value-type="string" table:style-name="ce6">
            <text:p>LI</text:p>
          </table:table-cell>
          <table:table-cell office:value-type="string" table:style-name="ce6">
            <text:p>LQ</text:p>
          </table:table-cell>
          <table:table-cell office:value-type="string" table:style-name="ce6">
            <text:p>LP(PI)</text:p>
          </table:table-cell>
          <table:table-cell office:value-type="string" table:style-name="ce6">
            <text:p>Kalman Arima<text:s/></text:p>
          </table:table-cell>
          <table:table-cell office:value-type="string" table:style-name="ce6">
            <text:p>KNN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almanStructTS_TRUE_MCAR05,csv<text:s/></text:p>
          </table:table-cell>
          <table:table-cell office:value-type="float" office:value="0.91079861111111104" table:style-name="ce1">
            <text:p>0,910798611</text:p>
          </table:table-cell>
          <table:table-cell office:value-type="float" office:value="5.9787795074034899E-3" table:style-name="ce1">
            <text:p>0,00597878</text:p>
          </table:table-cell>
          <table:table-cell office:value-type="float" office:value="0.89534673604848902" table:style-name="ce1">
            <text:p>0,895346736</text:p>
          </table:table-cell>
          <table:table-cell office:value-type="float" office:value="6.2620835918638096E-3" table:style-name="ce1">
            <text:p>0,006262084</text:p>
          </table:table-cell>
          <table:table-cell table:style-name="ce1"/>
          <table:table-cell office:value-type="string" table:style-name="ce1">
            <text:p>Exactitude</text:p>
          </table:table-cell>
          <table:table-cell office:value-type="string" table:style-name="ce1">
            <text:p>Moyenne</text:p>
          </table:table-cell>
          <table:table-cell office:value-type="float" office:value="0.90944444444444394" table:style-name="ce6">
            <text:p>0,909</text:p>
          </table:table-cell>
          <table:table-cell office:value-type="float" office:value="0.92725694444444395" table:style-name="ce6">
            <text:p>0,927</text:p>
          </table:table-cell>
          <table:table-cell office:value-type="float" office:value="0.90236111111111095" table:style-name="ce6">
            <text:p>0,902</text:p>
          </table:table-cell>
          <table:table-cell office:value-type="float" office:value="0.90902777777777699" table:style-name="ce6">
            <text:p>0,909</text:p>
          </table:table-cell>
          <table:table-cell office:value-type="float" office:value="0.91232638888888895" table:style-name="ce6">
            <text:p>0,912</text:p>
          </table:table-cell>
          <table:table-cell office:value-type="float" office:value="0.91017361111111095" table:style-name="ce6">
            <text:p>0,910</text:p>
          </table:table-cell>
          <table:table-cell office:value-type="float" office:value="0.90951388888888796" table:style-name="ce6">
            <text:p>0,910</text:p>
          </table:table-cell>
          <table:table-cell office:value-type="float" office:value="0.91017361111111095" table:style-name="ce6">
            <text:p>0,910</text:p>
          </table:table-cell>
          <table:table-cell office:value-type="float" office:value="0.91496527777777703" table:style-name="ce6">
            <text:p>0,915</text:p>
          </table:table-cell>
          <table:table-cell office:value-type="float" office:value="0.90649305555555504" table:style-name="ce6">
            <text:p>0,90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almanStructTS_TRUE_MCAR40,csv<text:s/></text:p>
          </table:table-cell>
          <table:table-cell office:value-type="float" office:value="0.916215277777777" table:style-name="ce1">
            <text:p>0,916215278</text:p>
          </table:table-cell>
          <table:table-cell office:value-type="float" office:value="5.8885654064717904E-3" table:style-name="ce1">
            <text:p>0,005888565</text:p>
          </table:table-cell>
          <table:table-cell office:value-type="float" office:value="0.90308163553672305" table:style-name="ce1">
            <text:p>0,903081636</text:p>
          </table:table-cell>
          <table:table-cell office:value-type="float" office:value="7.4575237153204797E-3" table:style-name="ce1">
            <text:p>0,007457524</text:p>
          </table:table-cell>
          <table:table-cell table:number-columns-repeated="2" table:style-name="ce1"/>
          <table:table-cell office:value-type="string" table:style-name="ce1">
            <text:p>Ecart type</text:p>
          </table:table-cell>
          <table:table-cell office:value-type="float" office:value="4.3777548645762398E-3" table:style-name="ce6">
            <text:p>0,004</text:p>
          </table:table-cell>
          <table:table-cell office:value-type="float" office:value="1.3910573350006999E-3" table:style-name="ce6">
            <text:p>0,001</text:p>
          </table:table-cell>
          <table:table-cell office:value-type="float" office:value="3.3871523328492001E-3" table:style-name="ce6">
            <text:p>0,003</text:p>
          </table:table-cell>
          <table:table-cell office:value-type="float" office:value="2.5230419617479202E-3" table:style-name="ce6">
            <text:p>0,003</text:p>
          </table:table-cell>
          <table:table-cell office:value-type="float" office:value="3.3529874853867902E-3" table:style-name="ce6">
            <text:p>0,003</text:p>
          </table:table-cell>
          <table:table-cell office:value-type="float" office:value="6.0680498334196604E-3" table:style-name="ce6">
            <text:p>0,006</text:p>
          </table:table-cell>
          <table:table-cell office:value-type="float" office:value="5.2134234386454004E-3" table:style-name="ce6">
            <text:p>0,005</text:p>
          </table:table-cell>
          <table:table-cell office:value-type="float" office:value="6.0680498334196604E-3" table:style-name="ce6">
            <text:p>0,006</text:p>
          </table:table-cell>
          <table:table-cell office:value-type="float" office:value="3.37877732149836E-3" table:style-name="ce6">
            <text:p>0,003</text:p>
          </table:table-cell>
          <table:table-cell office:value-type="float" office:value="6.9618704970647897E-3" table:style-name="ce6">
            <text:p>0,00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NN05,csv<text:s/></text:p>
          </table:table-cell>
          <table:table-cell office:value-type="float" office:value="0.90874999999999995" table:style-name="ce1">
            <text:p>0,90875</text:p>
          </table:table-cell>
          <table:table-cell office:value-type="float" office:value="6.3756656636245503E-3" table:style-name="ce1">
            <text:p>0,006375666</text:p>
          </table:table-cell>
          <table:table-cell office:value-type="float" office:value="0.89434142415503404" table:style-name="ce1">
            <text:p>0,894341424</text:p>
          </table:table-cell>
          <table:table-cell office:value-type="float" office:value="7.81175615549914E-3" table:style-name="ce1">
            <text:p>0,007811756</text:p>
          </table:table-cell>
          <table:table-cell table:style-name="ce1"/>
          <table:table-cell office:value-type="string" table:style-name="ce1">
            <text:p>F-score</text:p>
          </table:table-cell>
          <table:table-cell office:value-type="string" table:style-name="ce1">
            <text:p>Moyenne</text:p>
          </table:table-cell>
          <table:table-cell office:value-type="float" office:value="0.89559895718708504" table:style-name="ce6">
            <text:p>0,896</text:p>
          </table:table-cell>
          <table:table-cell office:value-type="float" office:value="0.91402892090518995" table:style-name="ce6">
            <text:p>0,914</text:p>
          </table:table-cell>
          <table:table-cell office:value-type="float" office:value="0.88552385426996505" table:style-name="ce6">
            <text:p>0,886</text:p>
          </table:table-cell>
          <table:table-cell office:value-type="float" office:value="0.88936328871455195" table:style-name="ce6">
            <text:p>0,889</text:p>
          </table:table-cell>
          <table:table-cell office:value-type="float" office:value="0.89605937959531801" table:style-name="ce6">
            <text:p>0,896</text:p>
          </table:table-cell>
          <table:table-cell office:value-type="float" office:value="0.89696528303126399" table:style-name="ce6">
            <text:p>0,897</text:p>
          </table:table-cell>
          <table:table-cell office:value-type="float" office:value="0.89477930215019597" table:style-name="ce6">
            <text:p>0,895</text:p>
          </table:table-cell>
          <table:table-cell office:value-type="float" office:value="0.89696528303126399" table:style-name="ce6">
            <text:p>0,897</text:p>
          </table:table-cell>
          <table:table-cell office:value-type="float" office:value="0.90267667003100005" table:style-name="ce6">
            <text:p>0,903</text:p>
          </table:table-cell>
          <table:table-cell office:value-type="float" office:value="0.89039910897053798" table:style-name="ce6">
            <text:p>0,89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KNN40,csv<text:s/></text:p>
          </table:table-cell>
          <table:table-cell office:value-type="float" office:value="0.90649305555555504" table:style-name="ce1">
            <text:p>0,906493056</text:p>
          </table:table-cell>
          <table:table-cell office:value-type="float" office:value="6.9618704970647897E-3" table:style-name="ce1">
            <text:p>0,00696187</text:p>
          </table:table-cell>
          <table:table-cell office:value-type="float" office:value="0.89039910897053798" table:style-name="ce1">
            <text:p>0,890399109</text:p>
          </table:table-cell>
          <table:table-cell office:value-type="float" office:value="7.5292948140609902E-3" table:style-name="ce1">
            <text:p>0,007529295</text:p>
          </table:table-cell>
          <table:table-cell table:number-columns-repeated="2" table:style-name="ce1"/>
          <table:table-cell office:value-type="string" table:style-name="ce1">
            <text:p>Ecart type</text:p>
          </table:table-cell>
          <table:table-cell office:value-type="float" office:value="5.1442696934812801E-3" table:style-name="ce6">
            <text:p>0,005</text:p>
          </table:table-cell>
          <table:table-cell office:value-type="float" office:value="2.08211872205261E-3" table:style-name="ce6">
            <text:p>0,002</text:p>
          </table:table-cell>
          <table:table-cell office:value-type="float" office:value="5.4202348049334501E-3" table:style-name="ce6">
            <text:p>0,005</text:p>
          </table:table-cell>
          <table:table-cell office:value-type="float" office:value="3.94823051217037E-3" table:style-name="ce6">
            <text:p>0,004</text:p>
          </table:table-cell>
          <table:table-cell office:value-type="float" office:value="4.0949754810134598E-3" table:style-name="ce6">
            <text:p>0,004</text:p>
          </table:table-cell>
          <table:table-cell office:value-type="float" office:value="8.3180595655431497E-3" table:style-name="ce6">
            <text:p>0,008</text:p>
          </table:table-cell>
          <table:table-cell office:value-type="float" office:value="6.4598404518710498E-3" table:style-name="ce6">
            <text:p>0,006</text:p>
          </table:table-cell>
          <table:table-cell office:value-type="float" office:value="8.3180595655431497E-3" table:style-name="ce6">
            <text:p>0,008</text:p>
          </table:table-cell>
          <table:table-cell office:value-type="float" office:value="4.5408960808143196E-3" table:style-name="ce6">
            <text:p>0,005</text:p>
          </table:table-cell>
          <table:table-cell office:value-type="float" office:value="7.5292948140609902E-3" table:style-name="ce6">
            <text:p>0,00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inear_Interpolation05,csv<text:s/></text:p>
          </table:table-cell>
          <table:table-cell office:value-type="float" office:value="0.91260416666666599" table:style-name="ce1">
            <text:p>0,912604167</text:p>
          </table:table-cell>
          <table:table-cell office:value-type="float" office:value="4.8909057156252397E-3" table:style-name="ce1">
            <text:p>0,004890906</text:p>
          </table:table-cell>
          <table:table-cell office:value-type="float" office:value="0.89645893638336405" table:style-name="ce1">
            <text:p>0,896458936</text:p>
          </table:table-cell>
          <table:table-cell office:value-type="float" office:value="5.36857594113697E-3" table:style-name="ce1">
            <text:p>0,0053685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inear_Interpolation40,csv<text:s/></text:p>
          </table:table-cell>
          <table:table-cell office:value-type="float" office:value="0.91017361111111095" table:style-name="ce1">
            <text:p>0,910173611</text:p>
          </table:table-cell>
          <table:table-cell office:value-type="float" office:value="6.0680498334196604E-3" table:style-name="ce1">
            <text:p>0,00606805</text:p>
          </table:table-cell>
          <table:table-cell office:value-type="float" office:value="0.89696528303126399" table:style-name="ce1">
            <text:p>0,896965283</text:p>
          </table:table-cell>
          <table:table-cell office:value-type="float" office:value="8.3180595655431497E-3" table:style-name="ce1">
            <text:p>0,0083180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anImputation05,csv<text:s/></text:p>
          </table:table-cell>
          <table:table-cell office:value-type="float" office:value="0.91940972222222195" table:style-name="ce1">
            <text:p>0,919409722</text:p>
          </table:table-cell>
          <table:table-cell office:value-type="float" office:value="3.1190143292076302E-3" table:style-name="ce1">
            <text:p>0,003119014</text:p>
          </table:table-cell>
          <table:table-cell office:value-type="float" office:value="0.90503750416418804" table:style-name="ce1">
            <text:p>0,905037504</text:p>
          </table:table-cell>
          <table:table-cell office:value-type="float" office:value="4.3210403277166203E-3" table:style-name="ce1">
            <text:p>0,004321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anImputation40,csv<text:s/></text:p>
          </table:table-cell>
          <table:table-cell office:value-type="float" office:value="0.92725694444444395" table:style-name="ce1">
            <text:p>0,927256944</text:p>
          </table:table-cell>
          <table:table-cell office:value-type="float" office:value="1.3910573350006999E-3" table:style-name="ce1">
            <text:p>0,001391057</text:p>
          </table:table-cell>
          <table:table-cell office:value-type="float" office:value="0.91402892090518995" table:style-name="ce1">
            <text:p>0,914028921</text:p>
          </table:table-cell>
          <table:table-cell office:value-type="float" office:value="2.08211872205261E-3" table:style-name="ce1">
            <text:p>0,002082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arest_imput05,csv<text:s/></text:p>
          </table:table-cell>
          <table:table-cell office:value-type="float" office:value="0.91315972222222197" table:style-name="ce1">
            <text:p>0,913159722</text:p>
          </table:table-cell>
          <table:table-cell office:value-type="float" office:value="5.4580196757490597E-3" table:style-name="ce1">
            <text:p>0,00545802</text:p>
          </table:table-cell>
          <table:table-cell office:value-type="float" office:value="0.89846015119301903" table:style-name="ce1">
            <text:p>0,898460151</text:p>
          </table:table-cell>
          <table:table-cell office:value-type="float" office:value="5.6411712996832604E-3" table:style-name="ce1">
            <text:p>0,0056411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arest_imput40,csv<text:s/></text:p>
          </table:table-cell>
          <table:table-cell office:value-type="float" office:value="0.91232638888888895" table:style-name="ce1">
            <text:p>0,912326389</text:p>
          </table:table-cell>
          <table:table-cell office:value-type="float" office:value="3.3529874853867902E-3" table:style-name="ce1">
            <text:p>0,003352987</text:p>
          </table:table-cell>
          <table:table-cell office:value-type="float" office:value="0.89605937959531801" table:style-name="ce1">
            <text:p>0,89605938</text:p>
          </table:table-cell>
          <table:table-cell office:value-type="float" office:value="4.0949754810134598E-3" table:style-name="ce1">
            <text:p>0,004094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lynomial_interpolation05,csv<text:s/></text:p>
          </table:table-cell>
          <table:table-cell office:value-type="float" office:value="0.914791666666666" table:style-name="ce1">
            <text:p>0,914791667</text:p>
          </table:table-cell>
          <table:table-cell office:value-type="float" office:value="3.78838380471829E-3" table:style-name="ce1">
            <text:p>0,003788384</text:p>
          </table:table-cell>
          <table:table-cell office:value-type="float" office:value="0.90115632865338102" table:style-name="ce1">
            <text:p>0,901156329</text:p>
          </table:table-cell>
          <table:table-cell office:value-type="float" office:value="4.4182149087252601E-3" table:style-name="ce1">
            <text:p>0,0044182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lynomial_interpolation40,csv<text:s/></text:p>
          </table:table-cell>
          <table:table-cell office:value-type="float" office:value="0.91177083333333298" table:style-name="ce1">
            <text:p>0,911770833</text:p>
          </table:table-cell>
          <table:table-cell office:value-type="float" office:value="4.7922956511492996E-3" table:style-name="ce1">
            <text:p>0,004792296</text:p>
          </table:table-cell>
          <table:table-cell office:value-type="float" office:value="0.89708071915327503" table:style-name="ce1">
            <text:p>0,897080719</text:p>
          </table:table-cell>
          <table:table-cell office:value-type="float" office:value="5.1860473434313997E-3" table:style-name="ce1">
            <text:p>0,0051860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adratic_Interpolation05,csv<text:s/></text:p>
          </table:table-cell>
          <table:table-cell office:value-type="float" office:value="0.91072916666666603" table:style-name="ce1">
            <text:p>0,910729167</text:p>
          </table:table-cell>
          <table:table-cell office:value-type="float" office:value="2.8777580034712899E-3" table:style-name="ce1">
            <text:p>0,002877758</text:p>
          </table:table-cell>
          <table:table-cell office:value-type="float" office:value="0.89555073992574696" table:style-name="ce1">
            <text:p>0,89555074</text:p>
          </table:table-cell>
          <table:table-cell office:value-type="float" office:value="3.2299500207838001E-3" table:style-name="ce1">
            <text:p>0,00322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adratic_Interpolation40,csv<text:s/></text:p>
          </table:table-cell>
          <table:table-cell office:value-type="float" office:value="0.90951388888888796" table:style-name="ce1">
            <text:p>0,909513889</text:p>
          </table:table-cell>
          <table:table-cell office:value-type="float" office:value="5.2134234386454004E-3" table:style-name="ce1">
            <text:p>0,005213423</text:p>
          </table:table-cell>
          <table:table-cell office:value-type="float" office:value="0.89477930215019597" table:style-name="ce1">
            <text:p>0,894779302</text:p>
          </table:table-cell>
          <table:table-cell office:value-type="float" office:value="6.4598404518710498E-3" table:style-name="ce1">
            <text:p>0,00645984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Resultat14400RMSE.A1:Resultat14400RMSE.C241" table:name="Resultat14400RMSE" table:display-filter-buttons="true" table:on-update-keep-size="false" table:on-update-keep-styles="true" table:refresh-delay="false">
          <table:database-source-sql table:database-name="Provider=Microsoft.Mashup.OleDb.1;Data Source=$Workbook$;Location=Resultat14400RMSE;Extended Properties=&quot;&quot;" table:sql-statement="SELECT * FROM [Resultat14400RMSE]"/>
          <table:filter>
            <table:filter-or>
              <table:filter-condition table:field-number="0" table:value="Back_fill05.csv" table:operator="="/>
              <table:filter-condition table:field-number="0" table:value="Back_fill40.csv" table:operator="="/>
              <table:filter-condition table:field-number="0" table:value="Forward_fill05.csv" table:operator="="/>
              <table:filter-condition table:field-number="0" table:value="Forward_fill40.csv" table:operator="="/>
              <table:filter-condition table:field-number="0" table:value="kalmanArima_TRUE_MCAR05.csv" table:operator="="/>
              <table:filter-condition table:field-number="0" table:value="kalmanArima_TRUE_MCAR40.csv" table:operator="="/>
              <table:filter-condition table:field-number="0" table:value="KNN05.csv" table:operator="="/>
              <table:filter-condition table:field-number="0" table:value="KNN40.csv" table:operator="="/>
              <table:filter-condition table:field-number="0" table:value="Linear_Interpolation05.csv" table:operator="="/>
              <table:filter-condition table:field-number="0" table:value="Linear_Interpolation40.csv" table:operator="="/>
              <table:filter-condition table:field-number="0" table:value="meanImputation05.csv" table:operator="="/>
              <table:filter-condition table:field-number="0" table:value="meanImputation40.csv" table:operator="="/>
              <table:filter-condition table:field-number="0" table:value="Nearest_imput05.csv" table:operator="="/>
              <table:filter-condition table:field-number="0" table:value="Nearest_imput40.csv" table:operator="="/>
              <table:filter-condition table:field-number="0" table:value="polynomial_interpolation05.csv" table:operator="="/>
              <table:filter-condition table:field-number="0" table:value="polynomial_interpolation40.csv" table:operator="="/>
              <table:filter-condition table:field-number="0" table:value="Quadratic_Interpolation05.csv" table:operator="="/>
              <table:filter-condition table:field-number="0" table:value="Quadratic_Interpolation40.csv" table:operator="="/>
            </table:filter-or>
          </table:filter>
        </table:database-range>
        <table:database-range table:target-range-address="RFVF1.A1:RFVF1.E43" table:name="RFVF1" table:display-filter-buttons="true" table:on-update-keep-size="false" table:on-update-keep-styles="true" table:refresh-delay="false">
          <table:database-source-sql table:database-name="Provider=Microsoft.Mashup.OleDb.1;Data Source=$Workbook$;Location=RFVF1;Extended Properties=&quot;&quot;" table:sql-statement="SELECT * FROM [RFVF1]"/>
          <table:filter>
            <table:filter-or>
              <table:filter-condition table:field-number="0" table:value="Back_fill05.csv" table:operator="="/>
              <table:filter-condition table:field-number="0" table:value="Back_fill40.csv" table:operator="="/>
              <table:filter-condition table:field-number="0" table:value="dataCompletTo20maiScaled.csv" table:operator="="/>
              <table:filter-condition table:field-number="0" table:value="Forward_fill05.csv" table:operator="="/>
              <table:filter-condition table:field-number="0" table:value="Forward_fill40.csv" table:operator="="/>
              <table:filter-condition table:field-number="0" table:value="kalmanArima_TRUE_MCAR05.csv" table:operator="="/>
              <table:filter-condition table:field-number="0" table:value="kalmanArima_TRUE_MCAR40.csv" table:operator="="/>
              <table:filter-condition table:field-number="0" table:value="kalmanStructTS_TRUE_MCAR05.csv" table:operator="="/>
              <table:filter-condition table:field-number="0" table:value="kalmanStructTS_TRUE_MCAR40.csv" table:operator="="/>
              <table:filter-condition table:field-number="0" table:value="KNN05.csv" table:operator="="/>
              <table:filter-condition table:field-number="0" table:value="KNN40.csv" table:operator="="/>
              <table:filter-condition table:field-number="0" table:value="Linear_Interpolation05.csv" table:operator="="/>
              <table:filter-condition table:field-number="0" table:value="Linear_Interpolation40.csv" table:operator="="/>
              <table:filter-condition table:field-number="0" table:value="meanImputation05.csv" table:operator="="/>
              <table:filter-condition table:field-number="0" table:value="meanImputation40.csv" table:operator="="/>
              <table:filter-condition table:field-number="0" table:value="Nearest_imput05.csv" table:operator="="/>
              <table:filter-condition table:field-number="0" table:value="Nearest_imput40.csv" table:operator="="/>
              <table:filter-condition table:field-number="0" table:value="polynomial_interpolation05.csv" table:operator="="/>
              <table:filter-condition table:field-number="0" table:value="polynomial_interpolation40.csv" table:operator="="/>
              <table:filter-condition table:field-number="0" table:value="Quadratic_Interpolation05.csv" table:operator="="/>
              <table:filter-condition table:field-number="0" table:value="Quadratic_Interpolation40.csv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3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ahmed esssabar</meta:initial-creator>
    <dc:creator>ahmed esssabar</dc:creator>
    <meta:creation-date>2022-03-14T08:56:05Z</meta:creation-date>
    <dc:date>2022-03-14T13:37:05Z</dc:date>
  </office:meta>
</office:document-meta>
</file>